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2.32mm" svg:height="113.8mm" svg:x="6.26mm" svg:y="273.21mm">
            <draw:object draw:notify-on-update-of-ranges="Sheet1.A21:Sheet1.A21 Sheet1.A41:Sheet1.A41 Sheet1.A1:Sheet1.A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Virtio</text:p>
          </table:table-cell>
          <table:covered-table-cell table:number-columns-repeated="20"/>
        </table:table-row>
        <table:table-row table:style-name="ro1">
          <table:table-cell table:style-name="ce1" office:value-type="float" office:value="64" calcext:value-type="float" table:number-columns-spanned="3" table:number-rows-spanned="1">
            <text:p>64</text:p>
          </table:table-cell>
          <table:covered-table-cell table:number-columns-repeated="2" table:style-name="ce2"/>
          <table:table-cell table:style-name="ce1" office:value-type="float" office:value="128" calcext:value-type="float" table:number-columns-spanned="3" table:number-rows-spanned="1">
            <text:p>128</text:p>
          </table:table-cell>
          <table:covered-table-cell table:number-columns-repeated="2" table:style-name="ce2"/>
          <table:table-cell table:style-name="ce1" office:value-type="float" office:value="256" calcext:value-type="float" table:number-columns-spanned="3" table:number-rows-spanned="1">
            <text:p>256</text:p>
          </table:table-cell>
          <table:covered-table-cell table:number-columns-repeated="2" table:style-name="ce2"/>
          <table:table-cell table:style-name="ce1" office:value-type="float" office:value="512" calcext:value-type="float" table:number-columns-spanned="3" table:number-rows-spanned="1">
            <text:p>512</text:p>
          </table:table-cell>
          <table:covered-table-cell table:number-columns-repeated="2" table:style-name="ce2"/>
          <table:table-cell table:style-name="ce1" office:value-type="float" office:value="1024" calcext:value-type="float" table:number-columns-spanned="3" table:number-rows-spanned="1">
            <text:p>1024</text:p>
          </table:table-cell>
          <table:covered-table-cell table:number-columns-repeated="2"/>
          <table:table-cell table:style-name="ce1" office:value-type="float" office:value="1472" calcext:value-type="float" table:number-columns-spanned="3" table:number-rows-spanned="1">
            <text:p>1472</text:p>
          </table:table-cell>
          <table:covered-table-cell table:number-columns-repeated="2"/>
          <table:table-cell table:style-name="ce1" office:value-type="float" office:value="2048" calcext:value-type="float" table:number-columns-spanned="3" table:number-rows-spanned="1">
            <text:p>2048</text:p>
          </table:table-cell>
          <table:covered-table-cell table:number-columns-repeated="2"/>
        </table:table-row>
        <table:table-row table:style-name="ro1">
          <table:table-cell table:number-columns-repeated="2" office:value-type="float" office:value="451289" calcext:value-type="float">
            <text:p>451289</text:p>
          </table:table-cell>
          <table:table-cell table:formula="of:=([.A3]+[.B3])/2" office:value-type="float" office:value="451289" calcext:value-type="float">
            <text:p>451289</text:p>
          </table:table-cell>
          <table:table-cell table:number-columns-repeated="2" office:value-type="float" office:value="493414" calcext:value-type="float">
            <text:p>493414</text:p>
          </table:table-cell>
          <table:table-cell table:formula="of:=([.D3]+[.E3])/2" office:value-type="float" office:value="493414" calcext:value-type="float">
            <text:p>493414</text:p>
          </table:table-cell>
          <table:table-cell table:number-columns-repeated="2" office:value-type="float" office:value="502278" calcext:value-type="float">
            <text:p>502278</text:p>
          </table:table-cell>
          <table:table-cell table:formula="of:=([.G3]+[.H3])/2" office:value-type="float" office:value="502278" calcext:value-type="float">
            <text:p>502278</text:p>
          </table:table-cell>
          <table:table-cell table:number-columns-repeated="2" office:value-type="float" office:value="361352" calcext:value-type="float">
            <text:p>361352</text:p>
          </table:table-cell>
          <table:table-cell table:formula="of:=([.J3]+[.K3])/2" office:value-type="float" office:value="361352" calcext:value-type="float">
            <text:p>361352</text:p>
          </table:table-cell>
          <table:table-cell table:number-columns-repeated="2" office:value-type="float" office:value="340970" calcext:value-type="float">
            <text:p>340970</text:p>
          </table:table-cell>
          <table:table-cell table:formula="of:=([.M3]+[.N3])/2" office:value-type="float" office:value="340970" calcext:value-type="float">
            <text:p>340970</text:p>
          </table:table-cell>
          <table:table-cell table:number-columns-repeated="2" office:value-type="float" office:value="344753" calcext:value-type="float">
            <text:p>344753</text:p>
          </table:table-cell>
          <table:table-cell table:formula="of:=([.P3]+[.Q3])/2" office:value-type="float" office:value="344753" calcext:value-type="float">
            <text:p>344753</text:p>
          </table:table-cell>
          <table:table-cell table:number-columns-repeated="2" office:value-type="float" office:value="365622" calcext:value-type="float">
            <text:p>365622</text:p>
          </table:table-cell>
          <table:table-cell table:formula="of:=([.S3]+[.T3])/2" office:value-type="float" office:value="365622" calcext:value-type="float">
            <text:p>365622</text:p>
          </table:table-cell>
        </table:table-row>
        <table:table-row table:style-name="ro1">
          <table:table-cell table:number-columns-repeated="2" office:value-type="float" office:value="422606" calcext:value-type="float">
            <text:p>422606</text:p>
          </table:table-cell>
          <table:table-cell table:formula="of:=([.A4]+[.B4])/2" office:value-type="float" office:value="422606" calcext:value-type="float">
            <text:p>422606</text:p>
          </table:table-cell>
          <table:table-cell table:number-columns-repeated="2" office:value-type="float" office:value="476377" calcext:value-type="float">
            <text:p>476377</text:p>
          </table:table-cell>
          <table:table-cell table:formula="of:=([.D4]+[.E4])/2" office:value-type="float" office:value="476377" calcext:value-type="float">
            <text:p>476377</text:p>
          </table:table-cell>
          <table:table-cell table:number-columns-repeated="2" office:value-type="float" office:value="477268" calcext:value-type="float">
            <text:p>477268</text:p>
          </table:table-cell>
          <table:table-cell table:formula="of:=([.G4]+[.H4])/2" office:value-type="float" office:value="477268" calcext:value-type="float">
            <text:p>477268</text:p>
          </table:table-cell>
          <table:table-cell table:number-columns-repeated="2" office:value-type="float" office:value="329230" calcext:value-type="float">
            <text:p>329230</text:p>
          </table:table-cell>
          <table:table-cell table:formula="of:=([.J4]+[.K4])/2" office:value-type="float" office:value="329230" calcext:value-type="float">
            <text:p>329230</text:p>
          </table:table-cell>
          <table:table-cell table:number-columns-repeated="2" office:value-type="float" office:value="336454" calcext:value-type="float">
            <text:p>336454</text:p>
          </table:table-cell>
          <table:table-cell table:formula="of:=([.M4]+[.N4])/2" office:value-type="float" office:value="336454" calcext:value-type="float">
            <text:p>336454</text:p>
          </table:table-cell>
          <table:table-cell table:number-columns-repeated="2" office:value-type="float" office:value="328643" calcext:value-type="float">
            <text:p>328643</text:p>
          </table:table-cell>
          <table:table-cell table:formula="of:=([.P4]+[.Q4])/2" office:value-type="float" office:value="328643" calcext:value-type="float">
            <text:p>328643</text:p>
          </table:table-cell>
          <table:table-cell table:number-columns-repeated="2" office:value-type="float" office:value="335382" calcext:value-type="float">
            <text:p>335382</text:p>
          </table:table-cell>
          <table:table-cell table:formula="of:=([.S4]+[.T4])/2" office:value-type="float" office:value="335382" calcext:value-type="float">
            <text:p>335382</text:p>
          </table:table-cell>
        </table:table-row>
        <table:table-row table:style-name="ro1">
          <table:table-cell table:number-columns-repeated="2" office:value-type="float" office:value="462153" calcext:value-type="float">
            <text:p>462153</text:p>
          </table:table-cell>
          <table:table-cell table:formula="of:=([.A5]+[.B5])/2" office:value-type="float" office:value="462153" calcext:value-type="float">
            <text:p>462153</text:p>
          </table:table-cell>
          <table:table-cell table:number-columns-repeated="2" office:value-type="float" office:value="446187" calcext:value-type="float">
            <text:p>446187</text:p>
          </table:table-cell>
          <table:table-cell table:formula="of:=([.D5]+[.E5])/2" office:value-type="float" office:value="446187" calcext:value-type="float">
            <text:p>446187</text:p>
          </table:table-cell>
          <table:table-cell table:number-columns-repeated="2" office:value-type="float" office:value="332736" calcext:value-type="float">
            <text:p>332736</text:p>
          </table:table-cell>
          <table:table-cell table:formula="of:=([.G5]+[.H5])/2" office:value-type="float" office:value="332736" calcext:value-type="float">
            <text:p>332736</text:p>
          </table:table-cell>
          <table:table-cell table:number-columns-repeated="2" office:value-type="float" office:value="326316" calcext:value-type="float">
            <text:p>326316</text:p>
          </table:table-cell>
          <table:table-cell table:formula="of:=([.J5]+[.K5])/2" office:value-type="float" office:value="326316" calcext:value-type="float">
            <text:p>326316</text:p>
          </table:table-cell>
          <table:table-cell table:number-columns-repeated="2" office:value-type="float" office:value="323896" calcext:value-type="float">
            <text:p>323896</text:p>
          </table:table-cell>
          <table:table-cell table:formula="of:=([.M5]+[.N5])/2" office:value-type="float" office:value="323896" calcext:value-type="float">
            <text:p>323896</text:p>
          </table:table-cell>
          <table:table-cell table:number-columns-repeated="2" office:value-type="float" office:value="331813" calcext:value-type="float">
            <text:p>331813</text:p>
          </table:table-cell>
          <table:table-cell table:formula="of:=([.P5]+[.Q5])/2" office:value-type="float" office:value="331813" calcext:value-type="float">
            <text:p>331813</text:p>
          </table:table-cell>
          <table:table-cell table:number-columns-repeated="2" office:value-type="float" office:value="338368" calcext:value-type="float">
            <text:p>338368</text:p>
          </table:table-cell>
          <table:table-cell table:formula="of:=([.S5]+[.T5])/2" office:value-type="float" office:value="338368" calcext:value-type="float">
            <text:p>338368</text:p>
          </table:table-cell>
        </table:table-row>
        <table:table-row table:style-name="ro1">
          <table:table-cell table:number-columns-repeated="2" office:value-type="float" office:value="447128" calcext:value-type="float">
            <text:p>447128</text:p>
          </table:table-cell>
          <table:table-cell table:formula="of:=([.A6]+[.B6])/2" office:value-type="float" office:value="447128" calcext:value-type="float">
            <text:p>447128</text:p>
          </table:table-cell>
          <table:table-cell table:number-columns-repeated="2" office:value-type="float" office:value="473913" calcext:value-type="float">
            <text:p>473913</text:p>
          </table:table-cell>
          <table:table-cell table:formula="of:=([.D6]+[.E6])/2" office:value-type="float" office:value="473913" calcext:value-type="float">
            <text:p>473913</text:p>
          </table:table-cell>
          <table:table-cell table:number-columns-repeated="2" office:value-type="float" office:value="337785" calcext:value-type="float">
            <text:p>337785</text:p>
          </table:table-cell>
          <table:table-cell table:formula="of:=([.G6]+[.H6])/2" office:value-type="float" office:value="337785" calcext:value-type="float">
            <text:p>337785</text:p>
          </table:table-cell>
          <table:table-cell table:number-columns-repeated="2" office:value-type="float" office:value="358034" calcext:value-type="float">
            <text:p>358034</text:p>
          </table:table-cell>
          <table:table-cell table:formula="of:=([.J6]+[.K6])/2" office:value-type="float" office:value="358034" calcext:value-type="float">
            <text:p>358034</text:p>
          </table:table-cell>
          <table:table-cell table:number-columns-repeated="2" office:value-type="float" office:value="350812" calcext:value-type="float">
            <text:p>350812</text:p>
          </table:table-cell>
          <table:table-cell table:formula="of:=([.M6]+[.N6])/2" office:value-type="float" office:value="350812" calcext:value-type="float">
            <text:p>350812</text:p>
          </table:table-cell>
          <table:table-cell table:number-columns-repeated="2" office:value-type="float" office:value="324433" calcext:value-type="float">
            <text:p>324433</text:p>
          </table:table-cell>
          <table:table-cell table:formula="of:=([.P6]+[.Q6])/2" office:value-type="float" office:value="324433" calcext:value-type="float">
            <text:p>324433</text:p>
          </table:table-cell>
          <table:table-cell table:number-columns-repeated="2" office:value-type="float" office:value="311029" calcext:value-type="float">
            <text:p>311029</text:p>
          </table:table-cell>
          <table:table-cell table:formula="of:=([.S6]+[.T6])/2" office:value-type="float" office:value="311029" calcext:value-type="float">
            <text:p>311029</text:p>
          </table:table-cell>
        </table:table-row>
        <table:table-row table:style-name="ro1">
          <table:table-cell table:number-columns-repeated="2" office:value-type="float" office:value="447053" calcext:value-type="float">
            <text:p>447053</text:p>
          </table:table-cell>
          <table:table-cell table:formula="of:=([.A7]+[.B7])/2" office:value-type="float" office:value="447053" calcext:value-type="float">
            <text:p>447053</text:p>
          </table:table-cell>
          <table:table-cell table:number-columns-repeated="2" office:value-type="float" office:value="490004" calcext:value-type="float">
            <text:p>490004</text:p>
          </table:table-cell>
          <table:table-cell table:formula="of:=([.D7]+[.E7])/2" office:value-type="float" office:value="490004" calcext:value-type="float">
            <text:p>490004</text:p>
          </table:table-cell>
          <table:table-cell table:number-columns-repeated="2" office:value-type="float" office:value="342343" calcext:value-type="float">
            <text:p>342343</text:p>
          </table:table-cell>
          <table:table-cell table:formula="of:=([.G7]+[.H7])/2" office:value-type="float" office:value="342343" calcext:value-type="float">
            <text:p>342343</text:p>
          </table:table-cell>
          <table:table-cell table:number-columns-repeated="2" office:value-type="float" office:value="331665" calcext:value-type="float">
            <text:p>331665</text:p>
          </table:table-cell>
          <table:table-cell table:formula="of:=([.J7]+[.K7])/2" office:value-type="float" office:value="331665" calcext:value-type="float">
            <text:p>331665</text:p>
          </table:table-cell>
          <table:table-cell table:number-columns-repeated="2" office:value-type="float" office:value="325255" calcext:value-type="float">
            <text:p>325255</text:p>
          </table:table-cell>
          <table:table-cell table:formula="of:=([.M7]+[.N7])/2" office:value-type="float" office:value="325255" calcext:value-type="float">
            <text:p>325255</text:p>
          </table:table-cell>
          <table:table-cell table:number-columns-repeated="2" office:value-type="float" office:value="343042" calcext:value-type="float">
            <text:p>343042</text:p>
          </table:table-cell>
          <table:table-cell table:formula="of:=([.P7]+[.Q7])/2" office:value-type="float" office:value="343042" calcext:value-type="float">
            <text:p>343042</text:p>
          </table:table-cell>
          <table:table-cell table:number-columns-repeated="2" office:value-type="float" office:value="324159" calcext:value-type="float">
            <text:p>324159</text:p>
          </table:table-cell>
          <table:table-cell table:formula="of:=([.S7]+[.T7])/2" office:value-type="float" office:value="324159" calcext:value-type="float">
            <text:p>324159</text:p>
          </table:table-cell>
        </table:table-row>
        <table:table-row table:style-name="ro1">
          <table:table-cell table:number-columns-repeated="2" office:value-type="float" office:value="471584" calcext:value-type="float">
            <text:p>471584</text:p>
          </table:table-cell>
          <table:table-cell table:formula="of:=([.A8]+[.B8])/2" office:value-type="float" office:value="471584" calcext:value-type="float">
            <text:p>471584</text:p>
          </table:table-cell>
          <table:table-cell table:number-columns-repeated="2" office:value-type="float" office:value="493292" calcext:value-type="float">
            <text:p>493292</text:p>
          </table:table-cell>
          <table:table-cell table:formula="of:=([.D8]+[.E8])/2" office:value-type="float" office:value="493292" calcext:value-type="float">
            <text:p>493292</text:p>
          </table:table-cell>
          <table:table-cell table:number-columns-repeated="2" office:value-type="float" office:value="337991" calcext:value-type="float">
            <text:p>337991</text:p>
          </table:table-cell>
          <table:table-cell table:formula="of:=([.G8]+[.H8])/2" office:value-type="float" office:value="337991" calcext:value-type="float">
            <text:p>337991</text:p>
          </table:table-cell>
          <table:table-cell table:number-columns-repeated="2" office:value-type="float" office:value="344142" calcext:value-type="float">
            <text:p>344142</text:p>
          </table:table-cell>
          <table:table-cell table:formula="of:=([.J8]+[.K8])/2" office:value-type="float" office:value="344142" calcext:value-type="float">
            <text:p>344142</text:p>
          </table:table-cell>
          <table:table-cell table:number-columns-repeated="2" office:value-type="float" office:value="334855" calcext:value-type="float">
            <text:p>334855</text:p>
          </table:table-cell>
          <table:table-cell table:formula="of:=([.M8]+[.N8])/2" office:value-type="float" office:value="334855" calcext:value-type="float">
            <text:p>334855</text:p>
          </table:table-cell>
          <table:table-cell table:number-columns-repeated="2" office:value-type="float" office:value="345522" calcext:value-type="float">
            <text:p>345522</text:p>
          </table:table-cell>
          <table:table-cell table:formula="of:=([.P8]+[.Q8])/2" office:value-type="float" office:value="345522" calcext:value-type="float">
            <text:p>345522</text:p>
          </table:table-cell>
          <table:table-cell table:number-columns-repeated="2" office:value-type="float" office:value="403156" calcext:value-type="float">
            <text:p>403156</text:p>
          </table:table-cell>
          <table:table-cell table:formula="of:=([.S8]+[.T8])/2" office:value-type="float" office:value="403156" calcext:value-type="float">
            <text:p>403156</text:p>
          </table:table-cell>
        </table:table-row>
        <table:table-row table:style-name="ro1">
          <table:table-cell table:number-columns-repeated="2" office:value-type="float" office:value="453817" calcext:value-type="float">
            <text:p>453817</text:p>
          </table:table-cell>
          <table:table-cell table:formula="of:=([.A9]+[.B9])/2" office:value-type="float" office:value="453817" calcext:value-type="float">
            <text:p>453817</text:p>
          </table:table-cell>
          <table:table-cell table:number-columns-repeated="2" office:value-type="float" office:value="499663" calcext:value-type="float">
            <text:p>499663</text:p>
          </table:table-cell>
          <table:table-cell table:formula="of:=([.D9]+[.E9])/2" office:value-type="float" office:value="499663" calcext:value-type="float">
            <text:p>499663</text:p>
          </table:table-cell>
          <table:table-cell table:number-columns-repeated="2" office:value-type="float" office:value="343403" calcext:value-type="float">
            <text:p>343403</text:p>
          </table:table-cell>
          <table:table-cell table:formula="of:=([.G9]+[.H9])/2" office:value-type="float" office:value="343403" calcext:value-type="float">
            <text:p>343403</text:p>
          </table:table-cell>
          <table:table-cell table:number-columns-repeated="2" office:value-type="float" office:value="330390" calcext:value-type="float">
            <text:p>330390</text:p>
          </table:table-cell>
          <table:table-cell table:formula="of:=([.J9]+[.K9])/2" office:value-type="float" office:value="330390" calcext:value-type="float">
            <text:p>330390</text:p>
          </table:table-cell>
          <table:table-cell table:number-columns-repeated="2" office:value-type="float" office:value="337987" calcext:value-type="float">
            <text:p>337987</text:p>
          </table:table-cell>
          <table:table-cell table:formula="of:=([.M9]+[.N9])/2" office:value-type="float" office:value="337987" calcext:value-type="float">
            <text:p>337987</text:p>
          </table:table-cell>
          <table:table-cell table:number-columns-repeated="2" office:value-type="float" office:value="354619" calcext:value-type="float">
            <text:p>354619</text:p>
          </table:table-cell>
          <table:table-cell table:formula="of:=([.P9]+[.Q9])/2" office:value-type="float" office:value="354619" calcext:value-type="float">
            <text:p>354619</text:p>
          </table:table-cell>
          <table:table-cell table:number-columns-repeated="2" office:value-type="float" office:value="337377" calcext:value-type="float">
            <text:p>337377</text:p>
          </table:table-cell>
          <table:table-cell table:formula="of:=([.S9]+[.T9])/2" office:value-type="float" office:value="337377" calcext:value-type="float">
            <text:p>337377</text:p>
          </table:table-cell>
        </table:table-row>
        <table:table-row table:style-name="ro1">
          <table:table-cell table:number-columns-repeated="2" office:value-type="float" office:value="482125" calcext:value-type="float">
            <text:p>482125</text:p>
          </table:table-cell>
          <table:table-cell table:formula="of:=([.A10]+[.B10])/2" office:value-type="float" office:value="482125" calcext:value-type="float">
            <text:p>482125</text:p>
          </table:table-cell>
          <table:table-cell table:number-columns-repeated="2" office:value-type="float" office:value="477053" calcext:value-type="float">
            <text:p>477053</text:p>
          </table:table-cell>
          <table:table-cell table:formula="of:=([.D10]+[.E10])/2" office:value-type="float" office:value="477053" calcext:value-type="float">
            <text:p>477053</text:p>
          </table:table-cell>
          <table:table-cell table:number-columns-repeated="2" office:value-type="float" office:value="339129" calcext:value-type="float">
            <text:p>339129</text:p>
          </table:table-cell>
          <table:table-cell table:formula="of:=([.G10]+[.H10])/2" office:value-type="float" office:value="339129" calcext:value-type="float">
            <text:p>339129</text:p>
          </table:table-cell>
          <table:table-cell table:number-columns-repeated="2" office:value-type="float" office:value="334396" calcext:value-type="float">
            <text:p>334396</text:p>
          </table:table-cell>
          <table:table-cell table:formula="of:=([.J10]+[.K10])/2" office:value-type="float" office:value="334396" calcext:value-type="float">
            <text:p>334396</text:p>
          </table:table-cell>
          <table:table-cell table:number-columns-repeated="2" office:value-type="float" office:value="367209" calcext:value-type="float">
            <text:p>367209</text:p>
          </table:table-cell>
          <table:table-cell table:formula="of:=([.M10]+[.N10])/2" office:value-type="float" office:value="367209" calcext:value-type="float">
            <text:p>367209</text:p>
          </table:table-cell>
          <table:table-cell table:number-columns-repeated="2" office:value-type="float" office:value="337286" calcext:value-type="float">
            <text:p>337286</text:p>
          </table:table-cell>
          <table:table-cell table:formula="of:=([.P10]+[.Q10])/2" office:value-type="float" office:value="337286" calcext:value-type="float">
            <text:p>337286</text:p>
          </table:table-cell>
          <table:table-cell table:number-columns-repeated="2" office:value-type="float" office:value="337653" calcext:value-type="float">
            <text:p>337653</text:p>
          </table:table-cell>
          <table:table-cell table:formula="of:=([.S10]+[.T10])/2" office:value-type="float" office:value="337653" calcext:value-type="float">
            <text:p>337653</text:p>
          </table:table-cell>
        </table:table-row>
        <table:table-row table:style-name="ro1">
          <table:table-cell table:number-columns-repeated="2" office:value-type="float" office:value="483015" calcext:value-type="float">
            <text:p>483015</text:p>
          </table:table-cell>
          <table:table-cell table:formula="of:=([.A11]+[.B11])/2" office:value-type="float" office:value="483015" calcext:value-type="float">
            <text:p>483015</text:p>
          </table:table-cell>
          <table:table-cell table:number-columns-repeated="2" office:value-type="float" office:value="439413" calcext:value-type="float">
            <text:p>439413</text:p>
          </table:table-cell>
          <table:table-cell table:formula="of:=([.D11]+[.E11])/2" office:value-type="float" office:value="439413" calcext:value-type="float">
            <text:p>439413</text:p>
          </table:table-cell>
          <table:table-cell table:number-columns-repeated="2" office:value-type="float" office:value="334730" calcext:value-type="float">
            <text:p>334730</text:p>
          </table:table-cell>
          <table:table-cell table:formula="of:=([.G11]+[.H11])/2" office:value-type="float" office:value="334730" calcext:value-type="float">
            <text:p>334730</text:p>
          </table:table-cell>
          <table:table-cell table:number-columns-repeated="2" office:value-type="float" office:value="326787" calcext:value-type="float">
            <text:p>326787</text:p>
          </table:table-cell>
          <table:table-cell table:formula="of:=([.J11]+[.K11])/2" office:value-type="float" office:value="326787" calcext:value-type="float">
            <text:p>326787</text:p>
          </table:table-cell>
          <table:table-cell table:number-columns-repeated="2" office:value-type="float" office:value="339708" calcext:value-type="float">
            <text:p>339708</text:p>
          </table:table-cell>
          <table:table-cell table:formula="of:=([.M11]+[.N11])/2" office:value-type="float" office:value="339708" calcext:value-type="float">
            <text:p>339708</text:p>
          </table:table-cell>
          <table:table-cell table:number-columns-repeated="2" office:value-type="float" office:value="348875" calcext:value-type="float">
            <text:p>348875</text:p>
          </table:table-cell>
          <table:table-cell table:formula="of:=([.P11]+[.Q11])/2" office:value-type="float" office:value="348875" calcext:value-type="float">
            <text:p>348875</text:p>
          </table:table-cell>
          <table:table-cell table:number-columns-repeated="2" office:value-type="float" office:value="362405" calcext:value-type="float">
            <text:p>362405</text:p>
          </table:table-cell>
          <table:table-cell table:formula="of:=([.S11]+[.T11])/2" office:value-type="float" office:value="362405" calcext:value-type="float">
            <text:p>362405</text:p>
          </table:table-cell>
        </table:table-row>
        <table:table-row table:style-name="ro1">
          <table:table-cell table:number-columns-repeated="2" office:value-type="float" office:value="466401" calcext:value-type="float">
            <text:p>466401</text:p>
          </table:table-cell>
          <table:table-cell table:formula="of:=([.A12]+[.B12])/2" office:value-type="float" office:value="466401" calcext:value-type="float">
            <text:p>466401</text:p>
          </table:table-cell>
          <table:table-cell table:number-columns-repeated="2" office:value-type="float" office:value="429006" calcext:value-type="float">
            <text:p>429006</text:p>
          </table:table-cell>
          <table:table-cell table:formula="of:=([.D12]+[.E12])/2" office:value-type="float" office:value="429006" calcext:value-type="float">
            <text:p>429006</text:p>
          </table:table-cell>
          <table:table-cell table:number-columns-repeated="2" office:value-type="float" office:value="346592" calcext:value-type="float">
            <text:p>346592</text:p>
          </table:table-cell>
          <table:table-cell table:formula="of:=([.G12]+[.H12])/2" office:value-type="float" office:value="346592" calcext:value-type="float">
            <text:p>346592</text:p>
          </table:table-cell>
          <table:table-cell table:number-columns-repeated="2" office:value-type="float" office:value="333482" calcext:value-type="float">
            <text:p>333482</text:p>
          </table:table-cell>
          <table:table-cell table:formula="of:=([.J12]+[.K12])/2" office:value-type="float" office:value="333482" calcext:value-type="float">
            <text:p>333482</text:p>
          </table:table-cell>
          <table:table-cell table:number-columns-repeated="2" office:value-type="float" office:value="340520" calcext:value-type="float">
            <text:p>340520</text:p>
          </table:table-cell>
          <table:table-cell table:formula="of:=([.M12]+[.N12])/2" office:value-type="float" office:value="340520" calcext:value-type="float">
            <text:p>340520</text:p>
          </table:table-cell>
          <table:table-cell table:number-columns-repeated="2" office:value-type="float" office:value="344044" calcext:value-type="float">
            <text:p>344044</text:p>
          </table:table-cell>
          <table:table-cell table:formula="of:=([.P12]+[.Q12])/2" office:value-type="float" office:value="344044" calcext:value-type="float">
            <text:p>344044</text:p>
          </table:table-cell>
          <table:table-cell table:number-columns-repeated="2" office:value-type="float" office:value="333076" calcext:value-type="float">
            <text:p>333076</text:p>
          </table:table-cell>
          <table:table-cell table:formula="of:=([.S12]+[.T12])/2" office:value-type="float" office:value="333076" calcext:value-type="float">
            <text:p>333076</text:p>
          </table:table-cell>
        </table:table-row>
        <table:table-row table:style-name="ro1">
          <table:table-cell table:number-columns-repeated="2" office:value-type="float" office:value="458599" calcext:value-type="float">
            <text:p>458599</text:p>
          </table:table-cell>
          <table:table-cell table:formula="of:=([.A13]+[.B13])/2" office:value-type="float" office:value="458599" calcext:value-type="float">
            <text:p>458599</text:p>
          </table:table-cell>
          <table:table-cell table:number-columns-repeated="2" office:value-type="float" office:value="483319" calcext:value-type="float">
            <text:p>483319</text:p>
          </table:table-cell>
          <table:table-cell table:formula="of:=([.D13]+[.E13])/2" office:value-type="float" office:value="483319" calcext:value-type="float">
            <text:p>483319</text:p>
          </table:table-cell>
          <table:table-cell table:number-columns-repeated="2" office:value-type="float" office:value="345640" calcext:value-type="float">
            <text:p>345640</text:p>
          </table:table-cell>
          <table:table-cell table:formula="of:=([.G13]+[.H13])/2" office:value-type="float" office:value="345640" calcext:value-type="float">
            <text:p>345640</text:p>
          </table:table-cell>
          <table:table-cell table:number-columns-repeated="2" office:value-type="float" office:value="346717" calcext:value-type="float">
            <text:p>346717</text:p>
          </table:table-cell>
          <table:table-cell table:formula="of:=([.J13]+[.K13])/2" office:value-type="float" office:value="346717" calcext:value-type="float">
            <text:p>346717</text:p>
          </table:table-cell>
          <table:table-cell table:number-columns-repeated="2" office:value-type="float" office:value="339379" calcext:value-type="float">
            <text:p>339379</text:p>
          </table:table-cell>
          <table:table-cell table:formula="of:=([.M13]+[.N13])/2" office:value-type="float" office:value="339379" calcext:value-type="float">
            <text:p>339379</text:p>
          </table:table-cell>
          <table:table-cell table:number-columns-repeated="2" office:value-type="float" office:value="350795" calcext:value-type="float">
            <text:p>350795</text:p>
          </table:table-cell>
          <table:table-cell table:formula="of:=([.P13]+[.Q13])/2" office:value-type="float" office:value="350795" calcext:value-type="float">
            <text:p>350795</text:p>
          </table:table-cell>
          <table:table-cell table:number-columns-repeated="2" office:value-type="float" office:value="336125" calcext:value-type="float">
            <text:p>336125</text:p>
          </table:table-cell>
          <table:table-cell table:formula="of:=([.S13]+[.T13])/2" office:value-type="float" office:value="336125" calcext:value-type="float">
            <text:p>336125</text:p>
          </table:table-cell>
        </table:table-row>
        <table:table-row table:style-name="ro1">
          <table:table-cell table:number-columns-repeated="2" office:value-type="float" office:value="474088" calcext:value-type="float">
            <text:p>474088</text:p>
          </table:table-cell>
          <table:table-cell table:formula="of:=([.A14]+[.B14])/2" office:value-type="float" office:value="474088" calcext:value-type="float">
            <text:p>474088</text:p>
          </table:table-cell>
          <table:table-cell table:number-columns-repeated="2" office:value-type="float" office:value="467790" calcext:value-type="float">
            <text:p>467790</text:p>
          </table:table-cell>
          <table:table-cell table:formula="of:=([.D14]+[.E14])/2" office:value-type="float" office:value="467790" calcext:value-type="float">
            <text:p>467790</text:p>
          </table:table-cell>
          <table:table-cell table:number-columns-repeated="2" office:value-type="float" office:value="340779" calcext:value-type="float">
            <text:p>340779</text:p>
          </table:table-cell>
          <table:table-cell table:formula="of:=([.G14]+[.H14])/2" office:value-type="float" office:value="340779" calcext:value-type="float">
            <text:p>340779</text:p>
          </table:table-cell>
          <table:table-cell table:number-columns-repeated="2" office:value-type="float" office:value="327991" calcext:value-type="float">
            <text:p>327991</text:p>
          </table:table-cell>
          <table:table-cell table:formula="of:=([.J14]+[.K14])/2" office:value-type="float" office:value="327991" calcext:value-type="float">
            <text:p>327991</text:p>
          </table:table-cell>
          <table:table-cell table:number-columns-repeated="2" office:value-type="float" office:value="350619" calcext:value-type="float">
            <text:p>350619</text:p>
          </table:table-cell>
          <table:table-cell table:formula="of:=([.M14]+[.N14])/2" office:value-type="float" office:value="350619" calcext:value-type="float">
            <text:p>350619</text:p>
          </table:table-cell>
          <table:table-cell table:number-columns-repeated="2" office:value-type="float" office:value="339463" calcext:value-type="float">
            <text:p>339463</text:p>
          </table:table-cell>
          <table:table-cell table:formula="of:=([.P14]+[.Q14])/2" office:value-type="float" office:value="339463" calcext:value-type="float">
            <text:p>339463</text:p>
          </table:table-cell>
          <table:table-cell table:number-columns-repeated="2" office:value-type="float" office:value="344407" calcext:value-type="float">
            <text:p>344407</text:p>
          </table:table-cell>
          <table:table-cell table:formula="of:=([.S14]+[.T14])/2" office:value-type="float" office:value="344407" calcext:value-type="float">
            <text:p>344407</text:p>
          </table:table-cell>
        </table:table-row>
        <table:table-row table:style-name="ro1">
          <table:table-cell table:number-columns-repeated="2" office:value-type="float" office:value="459453" calcext:value-type="float">
            <text:p>459453</text:p>
          </table:table-cell>
          <table:table-cell table:formula="of:=([.A15]+[.B15])/2" office:value-type="float" office:value="459453" calcext:value-type="float">
            <text:p>459453</text:p>
          </table:table-cell>
          <table:table-cell table:number-columns-repeated="2" office:value-type="float" office:value="454638" calcext:value-type="float">
            <text:p>454638</text:p>
          </table:table-cell>
          <table:table-cell table:formula="of:=([.D15]+[.E15])/2" office:value-type="float" office:value="454638" calcext:value-type="float">
            <text:p>454638</text:p>
          </table:table-cell>
          <table:table-cell table:number-columns-repeated="2" office:value-type="float" office:value="344045" calcext:value-type="float">
            <text:p>344045</text:p>
          </table:table-cell>
          <table:table-cell table:formula="of:=([.G15]+[.H15])/2" office:value-type="float" office:value="344045" calcext:value-type="float">
            <text:p>344045</text:p>
          </table:table-cell>
          <table:table-cell table:number-columns-repeated="2" office:value-type="float" office:value="343724" calcext:value-type="float">
            <text:p>343724</text:p>
          </table:table-cell>
          <table:table-cell table:formula="of:=([.J15]+[.K15])/2" office:value-type="float" office:value="343724" calcext:value-type="float">
            <text:p>343724</text:p>
          </table:table-cell>
          <table:table-cell table:number-columns-repeated="2" office:value-type="float" office:value="334855" calcext:value-type="float">
            <text:p>334855</text:p>
          </table:table-cell>
          <table:table-cell table:formula="of:=([.M15]+[.N15])/2" office:value-type="float" office:value="334855" calcext:value-type="float">
            <text:p>334855</text:p>
          </table:table-cell>
          <table:table-cell table:number-columns-repeated="2" office:value-type="float" office:value="344131" calcext:value-type="float">
            <text:p>344131</text:p>
          </table:table-cell>
          <table:table-cell table:formula="of:=([.P15]+[.Q15])/2" office:value-type="float" office:value="344131" calcext:value-type="float">
            <text:p>344131</text:p>
          </table:table-cell>
          <table:table-cell table:number-columns-repeated="2" office:value-type="float" office:value="321903" calcext:value-type="float">
            <text:p>321903</text:p>
          </table:table-cell>
          <table:table-cell table:formula="of:=([.S15]+[.T15])/2" office:value-type="float" office:value="321903" calcext:value-type="float">
            <text:p>321903</text:p>
          </table:table-cell>
        </table:table-row>
        <table:table-row table:style-name="ro1">
          <table:table-cell table:number-columns-repeated="2" office:value-type="float" office:value="431800" calcext:value-type="float">
            <text:p>431800</text:p>
          </table:table-cell>
          <table:table-cell table:formula="of:=([.A16]+[.B16])/2" office:value-type="float" office:value="431800" calcext:value-type="float">
            <text:p>431800</text:p>
          </table:table-cell>
          <table:table-cell table:number-columns-repeated="2" office:value-type="float" office:value="473801" calcext:value-type="float">
            <text:p>473801</text:p>
          </table:table-cell>
          <table:table-cell table:formula="of:=([.D16]+[.E16])/2" office:value-type="float" office:value="473801" calcext:value-type="float">
            <text:p>473801</text:p>
          </table:table-cell>
          <table:table-cell table:number-columns-repeated="2" office:value-type="float" office:value="342545" calcext:value-type="float">
            <text:p>342545</text:p>
          </table:table-cell>
          <table:table-cell table:formula="of:=([.G16]+[.H16])/2" office:value-type="float" office:value="342545" calcext:value-type="float">
            <text:p>342545</text:p>
          </table:table-cell>
          <table:table-cell table:number-columns-repeated="2" office:value-type="float" office:value="333856" calcext:value-type="float">
            <text:p>333856</text:p>
          </table:table-cell>
          <table:table-cell table:formula="of:=([.J16]+[.K16])/2" office:value-type="float" office:value="333856" calcext:value-type="float">
            <text:p>333856</text:p>
          </table:table-cell>
          <table:table-cell table:number-columns-repeated="2" office:value-type="float" office:value="324528" calcext:value-type="float">
            <text:p>324528</text:p>
          </table:table-cell>
          <table:table-cell table:formula="of:=([.M16]+[.N16])/2" office:value-type="float" office:value="324528" calcext:value-type="float">
            <text:p>324528</text:p>
          </table:table-cell>
          <table:table-cell table:number-columns-repeated="2" office:value-type="float" office:value="324499" calcext:value-type="float">
            <text:p>324499</text:p>
          </table:table-cell>
          <table:table-cell table:formula="of:=([.P16]+[.Q16])/2" office:value-type="float" office:value="324499" calcext:value-type="float">
            <text:p>324499</text:p>
          </table:table-cell>
          <table:table-cell table:number-columns-repeated="2" office:value-type="float" office:value="338346" calcext:value-type="float">
            <text:p>338346</text:p>
          </table:table-cell>
          <table:table-cell table:formula="of:=([.S16]+[.T16])/2" office:value-type="float" office:value="338346" calcext:value-type="float">
            <text:p>338346</text:p>
          </table:table-cell>
        </table:table-row>
        <table:table-row table:style-name="ro1">
          <table:table-cell table:number-columns-repeated="2" office:value-type="float" office:value="469508" calcext:value-type="float">
            <text:p>469508</text:p>
          </table:table-cell>
          <table:table-cell table:formula="of:=([.A17]+[.B17])/2" office:value-type="float" office:value="469508" calcext:value-type="float">
            <text:p>469508</text:p>
          </table:table-cell>
          <table:table-cell table:number-columns-repeated="2" office:value-type="float" office:value="418347" calcext:value-type="float">
            <text:p>418347</text:p>
          </table:table-cell>
          <table:table-cell table:formula="of:=([.D17]+[.E17])/2" office:value-type="float" office:value="418347" calcext:value-type="float">
            <text:p>418347</text:p>
          </table:table-cell>
          <table:table-cell table:number-columns-repeated="2" office:value-type="float" office:value="350890" calcext:value-type="float">
            <text:p>350890</text:p>
          </table:table-cell>
          <table:table-cell table:formula="of:=([.G17]+[.H17])/2" office:value-type="float" office:value="350890" calcext:value-type="float">
            <text:p>350890</text:p>
          </table:table-cell>
          <table:table-cell table:number-columns-repeated="2" office:value-type="float" office:value="331868" calcext:value-type="float">
            <text:p>331868</text:p>
          </table:table-cell>
          <table:table-cell table:formula="of:=([.J17]+[.K17])/2" office:value-type="float" office:value="331868" calcext:value-type="float">
            <text:p>331868</text:p>
          </table:table-cell>
          <table:table-cell table:number-columns-repeated="2" office:value-type="float" office:value="338858" calcext:value-type="float">
            <text:p>338858</text:p>
          </table:table-cell>
          <table:table-cell table:formula="of:=([.M17]+[.N17])/2" office:value-type="float" office:value="338858" calcext:value-type="float">
            <text:p>338858</text:p>
          </table:table-cell>
          <table:table-cell table:number-columns-repeated="2" office:value-type="float" office:value="310849" calcext:value-type="float">
            <text:p>310849</text:p>
          </table:table-cell>
          <table:table-cell table:formula="of:=([.P17]+[.Q17])/2" office:value-type="float" office:value="310849" calcext:value-type="float">
            <text:p>310849</text:p>
          </table:table-cell>
          <table:table-cell table:number-columns-repeated="2" office:value-type="float" office:value="348033" calcext:value-type="float">
            <text:p>348033</text:p>
          </table:table-cell>
          <table:table-cell table:formula="of:=([.S17]+[.T17])/2" office:value-type="float" office:value="348033" calcext:value-type="float">
            <text:p>348033</text:p>
          </table:table-cell>
        </table:table-row>
        <table:table-row table:style-name="ro1">
          <table:table-cell table:number-columns-repeated="2" office:value-type="float" office:value="470743" calcext:value-type="float">
            <text:p>470743</text:p>
          </table:table-cell>
          <table:table-cell table:formula="of:=([.A18]+[.B18])/2" office:value-type="float" office:value="470743" calcext:value-type="float">
            <text:p>470743</text:p>
          </table:table-cell>
          <table:table-cell table:number-columns-repeated="2" office:value-type="float" office:value="491400" calcext:value-type="float">
            <text:p>491400</text:p>
          </table:table-cell>
          <table:table-cell table:formula="of:=([.D18]+[.E18])/2" office:value-type="float" office:value="491400" calcext:value-type="float">
            <text:p>491400</text:p>
          </table:table-cell>
          <table:table-cell table:number-columns-repeated="2" office:value-type="float" office:value="339693" calcext:value-type="float">
            <text:p>339693</text:p>
          </table:table-cell>
          <table:table-cell table:formula="of:=([.G18]+[.H18])/2" office:value-type="float" office:value="339693" calcext:value-type="float">
            <text:p>339693</text:p>
          </table:table-cell>
          <table:table-cell table:number-columns-repeated="2" office:value-type="float" office:value="330493" calcext:value-type="float">
            <text:p>330493</text:p>
          </table:table-cell>
          <table:table-cell table:formula="of:=([.J18]+[.K18])/2" office:value-type="float" office:value="330493" calcext:value-type="float">
            <text:p>330493</text:p>
          </table:table-cell>
          <table:table-cell table:number-columns-repeated="2" office:value-type="float" office:value="339992" calcext:value-type="float">
            <text:p>339992</text:p>
          </table:table-cell>
          <table:table-cell table:formula="of:=([.M18]+[.N18])/2" office:value-type="float" office:value="339992" calcext:value-type="float">
            <text:p>339992</text:p>
          </table:table-cell>
          <table:table-cell table:number-columns-repeated="2" office:value-type="float" office:value="330684" calcext:value-type="float">
            <text:p>330684</text:p>
          </table:table-cell>
          <table:table-cell table:formula="of:=([.P18]+[.Q18])/2" office:value-type="float" office:value="330684" calcext:value-type="float">
            <text:p>330684</text:p>
          </table:table-cell>
          <table:table-cell table:number-columns-repeated="2" office:value-type="float" office:value="350979" calcext:value-type="float">
            <text:p>350979</text:p>
          </table:table-cell>
          <table:table-cell table:formula="of:=([.S18]+[.T18])/2" office:value-type="float" office:value="350979" calcext:value-type="float">
            <text:p>350979</text:p>
          </table:table-cell>
        </table:table-row>
        <table:table-row table:style-name="ro1">
          <table:table-cell table:number-columns-repeated="2" office:value-type="float" office:value="405817" calcext:value-type="float">
            <text:p>405817</text:p>
          </table:table-cell>
          <table:table-cell table:formula="of:=([.A19]+[.B19])/2" office:value-type="float" office:value="405817" calcext:value-type="float">
            <text:p>405817</text:p>
          </table:table-cell>
          <table:table-cell table:number-columns-repeated="2" office:value-type="float" office:value="495785" calcext:value-type="float">
            <text:p>495785</text:p>
          </table:table-cell>
          <table:table-cell table:formula="of:=([.D19]+[.E19])/2" office:value-type="float" office:value="495785" calcext:value-type="float">
            <text:p>495785</text:p>
          </table:table-cell>
          <table:table-cell table:number-columns-repeated="2" office:value-type="float" office:value="344532" calcext:value-type="float">
            <text:p>344532</text:p>
          </table:table-cell>
          <table:table-cell table:formula="of:=([.G19]+[.H19])/2" office:value-type="float" office:value="344532" calcext:value-type="float">
            <text:p>344532</text:p>
          </table:table-cell>
          <table:table-cell table:number-columns-repeated="2" office:value-type="float" office:value="344283" calcext:value-type="float">
            <text:p>344283</text:p>
          </table:table-cell>
          <table:table-cell table:formula="of:=([.J19]+[.K19])/2" office:value-type="float" office:value="344283" calcext:value-type="float">
            <text:p>344283</text:p>
          </table:table-cell>
          <table:table-cell table:number-columns-repeated="2" office:value-type="float" office:value="336105" calcext:value-type="float">
            <text:p>336105</text:p>
          </table:table-cell>
          <table:table-cell table:formula="of:=([.M19]+[.N19])/2" office:value-type="float" office:value="336105" calcext:value-type="float">
            <text:p>336105</text:p>
          </table:table-cell>
          <table:table-cell table:number-columns-repeated="2" office:value-type="float" office:value="333528" calcext:value-type="float">
            <text:p>333528</text:p>
          </table:table-cell>
          <table:table-cell table:formula="of:=([.P19]+[.Q19])/2" office:value-type="float" office:value="333528" calcext:value-type="float">
            <text:p>333528</text:p>
          </table:table-cell>
          <table:table-cell table:number-columns-repeated="2" office:value-type="float" office:value="330382" calcext:value-type="float">
            <text:p>330382</text:p>
          </table:table-cell>
          <table:table-cell table:formula="of:=([.S19]+[.T19])/2" office:value-type="float" office:value="330382" calcext:value-type="float">
            <text:p>330382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21" table:number-rows-spanned="1">
            <text:p>e1000e</text:p>
          </table:table-cell>
          <table:covered-table-cell table:number-columns-repeated="20"/>
        </table:table-row>
        <table:table-row table:style-name="ro1">
          <table:table-cell table:style-name="ce1" office:value-type="float" office:value="64" calcext:value-type="float" table:number-columns-spanned="3" table:number-rows-spanned="1">
            <text:p>64</text:p>
          </table:table-cell>
          <table:covered-table-cell table:number-columns-repeated="2" table:style-name="ce2"/>
          <table:table-cell table:style-name="ce1" office:value-type="float" office:value="128" calcext:value-type="float" table:number-columns-spanned="3" table:number-rows-spanned="1">
            <text:p>128</text:p>
          </table:table-cell>
          <table:covered-table-cell table:number-columns-repeated="2" table:style-name="ce2"/>
          <table:table-cell table:style-name="ce1" office:value-type="float" office:value="256" calcext:value-type="float" table:number-columns-spanned="3" table:number-rows-spanned="1">
            <text:p>256</text:p>
          </table:table-cell>
          <table:covered-table-cell table:number-columns-repeated="2" table:style-name="ce2"/>
          <table:table-cell table:style-name="ce1" office:value-type="float" office:value="512" calcext:value-type="float" table:number-columns-spanned="3" table:number-rows-spanned="1">
            <text:p>512</text:p>
          </table:table-cell>
          <table:covered-table-cell table:number-columns-repeated="2" table:style-name="ce2"/>
          <table:table-cell table:style-name="ce1" office:value-type="float" office:value="1024" calcext:value-type="float" table:number-columns-spanned="3" table:number-rows-spanned="1">
            <text:p>1024</text:p>
          </table:table-cell>
          <table:covered-table-cell table:number-columns-repeated="2"/>
          <table:table-cell table:style-name="ce1" office:value-type="float" office:value="1472" calcext:value-type="float" table:number-columns-spanned="3" table:number-rows-spanned="1">
            <text:p>1472</text:p>
          </table:table-cell>
          <table:covered-table-cell table:number-columns-repeated="2"/>
          <table:table-cell table:style-name="ce1" office:value-type="float" office:value="2048" calcext:value-type="float" table:number-columns-spanned="3" table:number-rows-spanned="1">
            <text:p>2048</text:p>
          </table:table-cell>
          <table:covered-table-cell table:number-columns-repeated="2"/>
        </table:table-row>
        <table:table-row table:style-name="ro1">
          <table:table-cell table:number-columns-repeated="2" office:value-type="float" office:value="34438" calcext:value-type="float">
            <text:p>34438</text:p>
          </table:table-cell>
          <table:table-cell table:formula="of:=([.A23]+[.B23])/2" office:value-type="float" office:value="34438" calcext:value-type="float">
            <text:p>34438</text:p>
          </table:table-cell>
          <table:table-cell table:number-columns-repeated="2" office:value-type="float" office:value="56713" calcext:value-type="float">
            <text:p>56713</text:p>
          </table:table-cell>
          <table:table-cell table:formula="of:=([.D23]+[.E23])/2" office:value-type="float" office:value="56713" calcext:value-type="float">
            <text:p>56713</text:p>
          </table:table-cell>
          <table:table-cell table:number-columns-repeated="2" office:value-type="float" office:value="55624" calcext:value-type="float">
            <text:p>55624</text:p>
          </table:table-cell>
          <table:table-cell table:formula="of:=([.G23]+[.H23])/2" office:value-type="float" office:value="55624" calcext:value-type="float">
            <text:p>55624</text:p>
          </table:table-cell>
          <table:table-cell table:number-columns-repeated="2" office:value-type="float" office:value="55332" calcext:value-type="float">
            <text:p>55332</text:p>
          </table:table-cell>
          <table:table-cell table:formula="of:=([.J23]+[.K23])/2" office:value-type="float" office:value="55332" calcext:value-type="float">
            <text:p>55332</text:p>
          </table:table-cell>
          <table:table-cell table:number-columns-repeated="2" office:value-type="float" office:value="55629" calcext:value-type="float">
            <text:p>55629</text:p>
          </table:table-cell>
          <table:table-cell table:formula="of:=([.M23]+[.N23])/2" office:value-type="float" office:value="55629" calcext:value-type="float">
            <text:p>55629</text:p>
          </table:table-cell>
          <table:table-cell table:number-columns-repeated="2" office:value-type="float" office:value="54157" calcext:value-type="float">
            <text:p>54157</text:p>
          </table:table-cell>
          <table:table-cell table:formula="of:=([.P23]+[.Q23])/2" office:value-type="float" office:value="54157" calcext:value-type="float">
            <text:p>54157</text:p>
          </table:table-cell>
          <table:table-cell table:number-columns-repeated="2" office:value-type="float" office:value="54898" calcext:value-type="float">
            <text:p>54898</text:p>
          </table:table-cell>
          <table:table-cell table:formula="of:=([.S23]+[.T23])/2" office:value-type="float" office:value="54898" calcext:value-type="float">
            <text:p>54898</text:p>
          </table:table-cell>
        </table:table-row>
        <table:table-row table:style-name="ro1">
          <table:table-cell table:number-columns-repeated="2" office:value-type="float" office:value="49926" calcext:value-type="float">
            <text:p>49926</text:p>
          </table:table-cell>
          <table:table-cell table:formula="of:=([.A24]+[.B24])/2" office:value-type="float" office:value="49926" calcext:value-type="float">
            <text:p>49926</text:p>
          </table:table-cell>
          <table:table-cell table:number-columns-repeated="2" office:value-type="float" office:value="55889" calcext:value-type="float">
            <text:p>55889</text:p>
          </table:table-cell>
          <table:table-cell table:formula="of:=([.D24]+[.E24])/2" office:value-type="float" office:value="55889" calcext:value-type="float">
            <text:p>55889</text:p>
          </table:table-cell>
          <table:table-cell table:number-columns-repeated="2" office:value-type="float" office:value="54719" calcext:value-type="float">
            <text:p>54719</text:p>
          </table:table-cell>
          <table:table-cell table:formula="of:=([.G24]+[.H24])/2" office:value-type="float" office:value="54719" calcext:value-type="float">
            <text:p>54719</text:p>
          </table:table-cell>
          <table:table-cell table:number-columns-repeated="2" office:value-type="float" office:value="56208" calcext:value-type="float">
            <text:p>56208</text:p>
          </table:table-cell>
          <table:table-cell table:formula="of:=([.J24]+[.K24])/2" office:value-type="float" office:value="56208" calcext:value-type="float">
            <text:p>56208</text:p>
          </table:table-cell>
          <table:table-cell table:number-columns-repeated="2" office:value-type="float" office:value="55849" calcext:value-type="float">
            <text:p>55849</text:p>
          </table:table-cell>
          <table:table-cell table:formula="of:=([.M24]+[.N24])/2" office:value-type="float" office:value="55849" calcext:value-type="float">
            <text:p>55849</text:p>
          </table:table-cell>
          <table:table-cell table:number-columns-repeated="2" office:value-type="float" office:value="54959" calcext:value-type="float">
            <text:p>54959</text:p>
          </table:table-cell>
          <table:table-cell table:formula="of:=([.P24]+[.Q24])/2" office:value-type="float" office:value="54959" calcext:value-type="float">
            <text:p>54959</text:p>
          </table:table-cell>
          <table:table-cell table:number-columns-repeated="2" office:value-type="float" office:value="55172" calcext:value-type="float">
            <text:p>55172</text:p>
          </table:table-cell>
          <table:table-cell table:formula="of:=([.S24]+[.T24])/2" office:value-type="float" office:value="55172" calcext:value-type="float">
            <text:p>55172</text:p>
          </table:table-cell>
        </table:table-row>
        <table:table-row table:style-name="ro1">
          <table:table-cell table:number-columns-repeated="2" office:value-type="float" office:value="49889" calcext:value-type="float">
            <text:p>49889</text:p>
          </table:table-cell>
          <table:table-cell table:formula="of:=([.A25]+[.B25])/2" office:value-type="float" office:value="49889" calcext:value-type="float">
            <text:p>49889</text:p>
          </table:table-cell>
          <table:table-cell table:number-columns-repeated="2" office:value-type="float" office:value="56128" calcext:value-type="float">
            <text:p>56128</text:p>
          </table:table-cell>
          <table:table-cell table:formula="of:=([.D25]+[.E25])/2" office:value-type="float" office:value="56128" calcext:value-type="float">
            <text:p>56128</text:p>
          </table:table-cell>
          <table:table-cell table:number-columns-repeated="2" office:value-type="float" office:value="56149" calcext:value-type="float">
            <text:p>56149</text:p>
          </table:table-cell>
          <table:table-cell table:formula="of:=([.G25]+[.H25])/2" office:value-type="float" office:value="56149" calcext:value-type="float">
            <text:p>56149</text:p>
          </table:table-cell>
          <table:table-cell table:number-columns-repeated="2" office:value-type="float" office:value="56558" calcext:value-type="float">
            <text:p>56558</text:p>
          </table:table-cell>
          <table:table-cell table:formula="of:=([.J25]+[.K25])/2" office:value-type="float" office:value="56558" calcext:value-type="float">
            <text:p>56558</text:p>
          </table:table-cell>
          <table:table-cell table:number-columns-repeated="2" office:value-type="float" office:value="55355" calcext:value-type="float">
            <text:p>55355</text:p>
          </table:table-cell>
          <table:table-cell table:formula="of:=([.M25]+[.N25])/2" office:value-type="float" office:value="55355" calcext:value-type="float">
            <text:p>55355</text:p>
          </table:table-cell>
          <table:table-cell table:number-columns-repeated="2" office:value-type="float" office:value="55732" calcext:value-type="float">
            <text:p>55732</text:p>
          </table:table-cell>
          <table:table-cell table:formula="of:=([.P25]+[.Q25])/2" office:value-type="float" office:value="55732" calcext:value-type="float">
            <text:p>55732</text:p>
          </table:table-cell>
          <table:table-cell table:number-columns-repeated="2" office:value-type="float" office:value="54527" calcext:value-type="float">
            <text:p>54527</text:p>
          </table:table-cell>
          <table:table-cell table:formula="of:=([.S25]+[.T25])/2" office:value-type="float" office:value="54527" calcext:value-type="float">
            <text:p>54527</text:p>
          </table:table-cell>
        </table:table-row>
        <table:table-row table:style-name="ro1">
          <table:table-cell table:number-columns-repeated="2" office:value-type="float" office:value="50046" calcext:value-type="float">
            <text:p>50046</text:p>
          </table:table-cell>
          <table:table-cell table:formula="of:=([.A26]+[.B26])/2" office:value-type="float" office:value="50046" calcext:value-type="float">
            <text:p>50046</text:p>
          </table:table-cell>
          <table:table-cell table:number-columns-repeated="2" office:value-type="float" office:value="55700" calcext:value-type="float">
            <text:p>55700</text:p>
          </table:table-cell>
          <table:table-cell table:formula="of:=([.D26]+[.E26])/2" office:value-type="float" office:value="55700" calcext:value-type="float">
            <text:p>55700</text:p>
          </table:table-cell>
          <table:table-cell table:number-columns-repeated="2" office:value-type="float" office:value="56210" calcext:value-type="float">
            <text:p>56210</text:p>
          </table:table-cell>
          <table:table-cell table:formula="of:=([.G26]+[.H26])/2" office:value-type="float" office:value="56210" calcext:value-type="float">
            <text:p>56210</text:p>
          </table:table-cell>
          <table:table-cell table:number-columns-repeated="2" office:value-type="float" office:value="55547" calcext:value-type="float">
            <text:p>55547</text:p>
          </table:table-cell>
          <table:table-cell table:formula="of:=([.J26]+[.K26])/2" office:value-type="float" office:value="55547" calcext:value-type="float">
            <text:p>55547</text:p>
          </table:table-cell>
          <table:table-cell table:number-columns-repeated="2" office:value-type="float" office:value="56197" calcext:value-type="float">
            <text:p>56197</text:p>
          </table:table-cell>
          <table:table-cell table:formula="of:=([.M26]+[.N26])/2" office:value-type="float" office:value="56197" calcext:value-type="float">
            <text:p>56197</text:p>
          </table:table-cell>
          <table:table-cell table:number-columns-repeated="2" office:value-type="float" office:value="56206" calcext:value-type="float">
            <text:p>56206</text:p>
          </table:table-cell>
          <table:table-cell table:formula="of:=([.P26]+[.Q26])/2" office:value-type="float" office:value="56206" calcext:value-type="float">
            <text:p>56206</text:p>
          </table:table-cell>
          <table:table-cell table:number-columns-repeated="2" office:value-type="float" office:value="54780" calcext:value-type="float">
            <text:p>54780</text:p>
          </table:table-cell>
          <table:table-cell table:formula="of:=([.S26]+[.T26])/2" office:value-type="float" office:value="54780" calcext:value-type="float">
            <text:p>54780</text:p>
          </table:table-cell>
        </table:table-row>
        <table:table-row table:style-name="ro1">
          <table:table-cell table:number-columns-repeated="2" office:value-type="float" office:value="50141" calcext:value-type="float">
            <text:p>50141</text:p>
          </table:table-cell>
          <table:table-cell table:formula="of:=([.A27]+[.B27])/2" office:value-type="float" office:value="50141" calcext:value-type="float">
            <text:p>50141</text:p>
          </table:table-cell>
          <table:table-cell table:number-columns-repeated="2" office:value-type="float" office:value="56554" calcext:value-type="float">
            <text:p>56554</text:p>
          </table:table-cell>
          <table:table-cell table:formula="of:=([.D27]+[.E27])/2" office:value-type="float" office:value="56554" calcext:value-type="float">
            <text:p>56554</text:p>
          </table:table-cell>
          <table:table-cell table:number-columns-repeated="2" office:value-type="float" office:value="56350" calcext:value-type="float">
            <text:p>56350</text:p>
          </table:table-cell>
          <table:table-cell table:formula="of:=([.G27]+[.H27])/2" office:value-type="float" office:value="56350" calcext:value-type="float">
            <text:p>56350</text:p>
          </table:table-cell>
          <table:table-cell table:number-columns-repeated="2" office:value-type="float" office:value="56930" calcext:value-type="float">
            <text:p>56930</text:p>
          </table:table-cell>
          <table:table-cell table:formula="of:=([.J27]+[.K27])/2" office:value-type="float" office:value="56930" calcext:value-type="float">
            <text:p>56930</text:p>
          </table:table-cell>
          <table:table-cell table:number-columns-repeated="2" office:value-type="float" office:value="55765" calcext:value-type="float">
            <text:p>55765</text:p>
          </table:table-cell>
          <table:table-cell table:formula="of:=([.M27]+[.N27])/2" office:value-type="float" office:value="55765" calcext:value-type="float">
            <text:p>55765</text:p>
          </table:table-cell>
          <table:table-cell table:number-columns-repeated="2" office:value-type="float" office:value="56346" calcext:value-type="float">
            <text:p>56346</text:p>
          </table:table-cell>
          <table:table-cell table:formula="of:=([.P27]+[.Q27])/2" office:value-type="float" office:value="56346" calcext:value-type="float">
            <text:p>56346</text:p>
          </table:table-cell>
          <table:table-cell table:number-columns-repeated="2" office:value-type="float" office:value="55063" calcext:value-type="float">
            <text:p>55063</text:p>
          </table:table-cell>
          <table:table-cell table:formula="of:=([.S27]+[.T27])/2" office:value-type="float" office:value="55063" calcext:value-type="float">
            <text:p>55063</text:p>
          </table:table-cell>
        </table:table-row>
        <table:table-row table:style-name="ro1">
          <table:table-cell table:number-columns-repeated="2" office:value-type="float" office:value="49859" calcext:value-type="float">
            <text:p>49859</text:p>
          </table:table-cell>
          <table:table-cell table:formula="of:=([.A28]+[.B28])/2" office:value-type="float" office:value="49859" calcext:value-type="float">
            <text:p>49859</text:p>
          </table:table-cell>
          <table:table-cell table:number-columns-repeated="2" office:value-type="float" office:value="56227" calcext:value-type="float">
            <text:p>56227</text:p>
          </table:table-cell>
          <table:table-cell table:formula="of:=([.D28]+[.E28])/2" office:value-type="float" office:value="56227" calcext:value-type="float">
            <text:p>56227</text:p>
          </table:table-cell>
          <table:table-cell table:number-columns-repeated="2" office:value-type="float" office:value="55423" calcext:value-type="float">
            <text:p>55423</text:p>
          </table:table-cell>
          <table:table-cell table:formula="of:=([.G28]+[.H28])/2" office:value-type="float" office:value="55423" calcext:value-type="float">
            <text:p>55423</text:p>
          </table:table-cell>
          <table:table-cell table:number-columns-repeated="2" office:value-type="float" office:value="56495" calcext:value-type="float">
            <text:p>56495</text:p>
          </table:table-cell>
          <table:table-cell table:formula="of:=([.J28]+[.K28])/2" office:value-type="float" office:value="56495" calcext:value-type="float">
            <text:p>56495</text:p>
          </table:table-cell>
          <table:table-cell table:number-columns-repeated="2" office:value-type="float" office:value="55775" calcext:value-type="float">
            <text:p>55775</text:p>
          </table:table-cell>
          <table:table-cell table:formula="of:=([.M28]+[.N28])/2" office:value-type="float" office:value="55775" calcext:value-type="float">
            <text:p>55775</text:p>
          </table:table-cell>
          <table:table-cell table:number-columns-repeated="2" office:value-type="float" office:value="55898" calcext:value-type="float">
            <text:p>55898</text:p>
          </table:table-cell>
          <table:table-cell table:formula="of:=([.P28]+[.Q28])/2" office:value-type="float" office:value="55898" calcext:value-type="float">
            <text:p>55898</text:p>
          </table:table-cell>
          <table:table-cell table:number-columns-repeated="2" office:value-type="float" office:value="54649" calcext:value-type="float">
            <text:p>54649</text:p>
          </table:table-cell>
          <table:table-cell table:formula="of:=([.S28]+[.T28])/2" office:value-type="float" office:value="54649" calcext:value-type="float">
            <text:p>54649</text:p>
          </table:table-cell>
        </table:table-row>
        <table:table-row table:style-name="ro1">
          <table:table-cell table:number-columns-repeated="2" office:value-type="float" office:value="50155" calcext:value-type="float">
            <text:p>50155</text:p>
          </table:table-cell>
          <table:table-cell table:formula="of:=([.A29]+[.B29])/2" office:value-type="float" office:value="50155" calcext:value-type="float">
            <text:p>50155</text:p>
          </table:table-cell>
          <table:table-cell table:number-columns-repeated="2" office:value-type="float" office:value="56147" calcext:value-type="float">
            <text:p>56147</text:p>
          </table:table-cell>
          <table:table-cell table:formula="of:=([.D29]+[.E29])/2" office:value-type="float" office:value="56147" calcext:value-type="float">
            <text:p>56147</text:p>
          </table:table-cell>
          <table:table-cell table:number-columns-repeated="2" office:value-type="float" office:value="56356" calcext:value-type="float">
            <text:p>56356</text:p>
          </table:table-cell>
          <table:table-cell table:formula="of:=([.G29]+[.H29])/2" office:value-type="float" office:value="56356" calcext:value-type="float">
            <text:p>56356</text:p>
          </table:table-cell>
          <table:table-cell table:number-columns-repeated="2" office:value-type="float" office:value="53358" calcext:value-type="float">
            <text:p>53358</text:p>
          </table:table-cell>
          <table:table-cell table:formula="of:=([.J29]+[.K29])/2" office:value-type="float" office:value="53358" calcext:value-type="float">
            <text:p>53358</text:p>
          </table:table-cell>
          <table:table-cell table:number-columns-repeated="2" office:value-type="float" office:value="56651" calcext:value-type="float">
            <text:p>56651</text:p>
          </table:table-cell>
          <table:table-cell table:formula="of:=([.M29]+[.N29])/2" office:value-type="float" office:value="56651" calcext:value-type="float">
            <text:p>56651</text:p>
          </table:table-cell>
          <table:table-cell table:number-columns-repeated="2" office:value-type="float" office:value="56075" calcext:value-type="float">
            <text:p>56075</text:p>
          </table:table-cell>
          <table:table-cell table:formula="of:=([.P29]+[.Q29])/2" office:value-type="float" office:value="56075" calcext:value-type="float">
            <text:p>56075</text:p>
          </table:table-cell>
          <table:table-cell table:number-columns-repeated="2" office:value-type="float" office:value="54166" calcext:value-type="float">
            <text:p>54166</text:p>
          </table:table-cell>
          <table:table-cell table:formula="of:=([.S29]+[.T29])/2" office:value-type="float" office:value="54166" calcext:value-type="float">
            <text:p>54166</text:p>
          </table:table-cell>
        </table:table-row>
        <table:table-row table:style-name="ro1">
          <table:table-cell table:number-columns-repeated="2" office:value-type="float" office:value="49979" calcext:value-type="float">
            <text:p>49979</text:p>
          </table:table-cell>
          <table:table-cell table:formula="of:=([.A30]+[.B30])/2" office:value-type="float" office:value="49979" calcext:value-type="float">
            <text:p>49979</text:p>
          </table:table-cell>
          <table:table-cell table:number-columns-repeated="2" office:value-type="float" office:value="55962" calcext:value-type="float">
            <text:p>55962</text:p>
          </table:table-cell>
          <table:table-cell table:formula="of:=([.D30]+[.E30])/2" office:value-type="float" office:value="55962" calcext:value-type="float">
            <text:p>55962</text:p>
          </table:table-cell>
          <table:table-cell table:number-columns-repeated="2" office:value-type="float" office:value="55947" calcext:value-type="float">
            <text:p>55947</text:p>
          </table:table-cell>
          <table:table-cell table:formula="of:=([.G30]+[.H30])/2" office:value-type="float" office:value="55947" calcext:value-type="float">
            <text:p>55947</text:p>
          </table:table-cell>
          <table:table-cell table:number-columns-repeated="2" office:value-type="float" office:value="49503" calcext:value-type="float">
            <text:p>49503</text:p>
          </table:table-cell>
          <table:table-cell table:formula="of:=([.J30]+[.K30])/2" office:value-type="float" office:value="49503" calcext:value-type="float">
            <text:p>49503</text:p>
          </table:table-cell>
          <table:table-cell table:number-columns-repeated="2" office:value-type="float" office:value="56004" calcext:value-type="float">
            <text:p>56004</text:p>
          </table:table-cell>
          <table:table-cell table:formula="of:=([.M30]+[.N30])/2" office:value-type="float" office:value="56004" calcext:value-type="float">
            <text:p>56004</text:p>
          </table:table-cell>
          <table:table-cell table:number-columns-repeated="2" office:value-type="float" office:value="56583" calcext:value-type="float">
            <text:p>56583</text:p>
          </table:table-cell>
          <table:table-cell table:formula="of:=([.P30]+[.Q30])/2" office:value-type="float" office:value="56583" calcext:value-type="float">
            <text:p>56583</text:p>
          </table:table-cell>
          <table:table-cell table:number-columns-repeated="2" office:value-type="float" office:value="55558" calcext:value-type="float">
            <text:p>55558</text:p>
          </table:table-cell>
          <table:table-cell table:formula="of:=([.S30]+[.T30])/2" office:value-type="float" office:value="55558" calcext:value-type="float">
            <text:p>55558</text:p>
          </table:table-cell>
        </table:table-row>
        <table:table-row table:style-name="ro1">
          <table:table-cell table:number-columns-repeated="2" office:value-type="float" office:value="49833" calcext:value-type="float">
            <text:p>49833</text:p>
          </table:table-cell>
          <table:table-cell table:formula="of:=([.A31]+[.B31])/2" office:value-type="float" office:value="49833" calcext:value-type="float">
            <text:p>49833</text:p>
          </table:table-cell>
          <table:table-cell table:number-columns-repeated="2" office:value-type="float" office:value="56719" calcext:value-type="float">
            <text:p>56719</text:p>
          </table:table-cell>
          <table:table-cell table:formula="of:=([.D31]+[.E31])/2" office:value-type="float" office:value="56719" calcext:value-type="float">
            <text:p>56719</text:p>
          </table:table-cell>
          <table:table-cell table:number-columns-repeated="2" office:value-type="float" office:value="55304" calcext:value-type="float">
            <text:p>55304</text:p>
          </table:table-cell>
          <table:table-cell table:formula="of:=([.G31]+[.H31])/2" office:value-type="float" office:value="55304" calcext:value-type="float">
            <text:p>55304</text:p>
          </table:table-cell>
          <table:table-cell table:number-columns-repeated="2" office:value-type="float" office:value="49621" calcext:value-type="float">
            <text:p>49621</text:p>
          </table:table-cell>
          <table:table-cell table:formula="of:=([.J31]+[.K31])/2" office:value-type="float" office:value="49621" calcext:value-type="float">
            <text:p>49621</text:p>
          </table:table-cell>
          <table:table-cell table:number-columns-repeated="2" office:value-type="float" office:value="56182" calcext:value-type="float">
            <text:p>56182</text:p>
          </table:table-cell>
          <table:table-cell table:formula="of:=([.M31]+[.N31])/2" office:value-type="float" office:value="56182" calcext:value-type="float">
            <text:p>56182</text:p>
          </table:table-cell>
          <table:table-cell table:number-columns-repeated="2" office:value-type="float" office:value="55757" calcext:value-type="float">
            <text:p>55757</text:p>
          </table:table-cell>
          <table:table-cell table:formula="of:=([.P31]+[.Q31])/2" office:value-type="float" office:value="55757" calcext:value-type="float">
            <text:p>55757</text:p>
          </table:table-cell>
          <table:table-cell table:number-columns-repeated="2" office:value-type="float" office:value="54578" calcext:value-type="float">
            <text:p>54578</text:p>
          </table:table-cell>
          <table:table-cell table:formula="of:=([.S31]+[.T31])/2" office:value-type="float" office:value="54578" calcext:value-type="float">
            <text:p>54578</text:p>
          </table:table-cell>
        </table:table-row>
        <table:table-row table:style-name="ro1">
          <table:table-cell table:number-columns-repeated="2" office:value-type="float" office:value="49873" calcext:value-type="float">
            <text:p>49873</text:p>
          </table:table-cell>
          <table:table-cell table:formula="of:=([.A32]+[.B32])/2" office:value-type="float" office:value="49873" calcext:value-type="float">
            <text:p>49873</text:p>
          </table:table-cell>
          <table:table-cell table:number-columns-repeated="2" office:value-type="float" office:value="56287" calcext:value-type="float">
            <text:p>56287</text:p>
          </table:table-cell>
          <table:table-cell table:formula="of:=([.D32]+[.E32])/2" office:value-type="float" office:value="56287" calcext:value-type="float">
            <text:p>56287</text:p>
          </table:table-cell>
          <table:table-cell table:number-columns-repeated="2" office:value-type="float" office:value="56516" calcext:value-type="float">
            <text:p>56516</text:p>
          </table:table-cell>
          <table:table-cell table:formula="of:=([.G32]+[.H32])/2" office:value-type="float" office:value="56516" calcext:value-type="float">
            <text:p>56516</text:p>
          </table:table-cell>
          <table:table-cell table:number-columns-repeated="2" office:value-type="float" office:value="49396" calcext:value-type="float">
            <text:p>49396</text:p>
          </table:table-cell>
          <table:table-cell table:formula="of:=([.J32]+[.K32])/2" office:value-type="float" office:value="49396" calcext:value-type="float">
            <text:p>49396</text:p>
          </table:table-cell>
          <table:table-cell table:number-columns-repeated="2" office:value-type="float" office:value="56512" calcext:value-type="float">
            <text:p>56512</text:p>
          </table:table-cell>
          <table:table-cell table:formula="of:=([.M32]+[.N32])/2" office:value-type="float" office:value="56512" calcext:value-type="float">
            <text:p>56512</text:p>
          </table:table-cell>
          <table:table-cell table:number-columns-repeated="2" office:value-type="float" office:value="54497" calcext:value-type="float">
            <text:p>54497</text:p>
          </table:table-cell>
          <table:table-cell table:formula="of:=([.P32]+[.Q32])/2" office:value-type="float" office:value="54497" calcext:value-type="float">
            <text:p>54497</text:p>
          </table:table-cell>
          <table:table-cell table:number-columns-repeated="2" office:value-type="float" office:value="55218" calcext:value-type="float">
            <text:p>55218</text:p>
          </table:table-cell>
          <table:table-cell table:formula="of:=([.S32]+[.T32])/2" office:value-type="float" office:value="55218" calcext:value-type="float">
            <text:p>55218</text:p>
          </table:table-cell>
        </table:table-row>
        <table:table-row table:style-name="ro1">
          <table:table-cell table:number-columns-repeated="2" office:value-type="float" office:value="50146" calcext:value-type="float">
            <text:p>50146</text:p>
          </table:table-cell>
          <table:table-cell table:formula="of:=([.A33]+[.B33])/2" office:value-type="float" office:value="50146" calcext:value-type="float">
            <text:p>50146</text:p>
          </table:table-cell>
          <table:table-cell table:number-columns-repeated="2" office:value-type="float" office:value="56140" calcext:value-type="float">
            <text:p>56140</text:p>
          </table:table-cell>
          <table:table-cell table:formula="of:=([.D33]+[.E33])/2" office:value-type="float" office:value="56140" calcext:value-type="float">
            <text:p>56140</text:p>
          </table:table-cell>
          <table:table-cell table:number-columns-repeated="2" office:value-type="float" office:value="57918" calcext:value-type="float">
            <text:p>57918</text:p>
          </table:table-cell>
          <table:table-cell table:formula="of:=([.G33]+[.H33])/2" office:value-type="float" office:value="57918" calcext:value-type="float">
            <text:p>57918</text:p>
          </table:table-cell>
          <table:table-cell table:number-columns-repeated="2" office:value-type="float" office:value="52067" calcext:value-type="float">
            <text:p>52067</text:p>
          </table:table-cell>
          <table:table-cell table:formula="of:=([.J33]+[.K33])/2" office:value-type="float" office:value="52067" calcext:value-type="float">
            <text:p>52067</text:p>
          </table:table-cell>
          <table:table-cell table:number-columns-repeated="2" office:value-type="float" office:value="55874" calcext:value-type="float">
            <text:p>55874</text:p>
          </table:table-cell>
          <table:table-cell table:formula="of:=([.M33]+[.N33])/2" office:value-type="float" office:value="55874" calcext:value-type="float">
            <text:p>55874</text:p>
          </table:table-cell>
          <table:table-cell table:number-columns-repeated="2" office:value-type="float" office:value="55945" calcext:value-type="float">
            <text:p>55945</text:p>
          </table:table-cell>
          <table:table-cell table:formula="of:=([.P33]+[.Q33])/2" office:value-type="float" office:value="55945" calcext:value-type="float">
            <text:p>55945</text:p>
          </table:table-cell>
          <table:table-cell table:number-columns-repeated="2" office:value-type="float" office:value="55010" calcext:value-type="float">
            <text:p>55010</text:p>
          </table:table-cell>
          <table:table-cell table:formula="of:=([.S33]+[.T33])/2" office:value-type="float" office:value="55010" calcext:value-type="float">
            <text:p>55010</text:p>
          </table:table-cell>
        </table:table-row>
        <table:table-row table:style-name="ro1">
          <table:table-cell table:number-columns-repeated="2" office:value-type="float" office:value="49987" calcext:value-type="float">
            <text:p>49987</text:p>
          </table:table-cell>
          <table:table-cell table:formula="of:=([.A34]+[.B34])/2" office:value-type="float" office:value="49987" calcext:value-type="float">
            <text:p>49987</text:p>
          </table:table-cell>
          <table:table-cell table:number-columns-repeated="2" office:value-type="float" office:value="55142" calcext:value-type="float">
            <text:p>55142</text:p>
          </table:table-cell>
          <table:table-cell table:formula="of:=([.D34]+[.E34])/2" office:value-type="float" office:value="55142" calcext:value-type="float">
            <text:p>55142</text:p>
          </table:table-cell>
          <table:table-cell table:number-columns-repeated="2" office:value-type="float" office:value="55612" calcext:value-type="float">
            <text:p>55612</text:p>
          </table:table-cell>
          <table:table-cell table:formula="of:=([.G34]+[.H34])/2" office:value-type="float" office:value="55612" calcext:value-type="float">
            <text:p>55612</text:p>
          </table:table-cell>
          <table:table-cell table:number-columns-repeated="2" office:value-type="float" office:value="49350" calcext:value-type="float">
            <text:p>49350</text:p>
          </table:table-cell>
          <table:table-cell table:formula="of:=([.J34]+[.K34])/2" office:value-type="float" office:value="49350" calcext:value-type="float">
            <text:p>49350</text:p>
          </table:table-cell>
          <table:table-cell table:number-columns-repeated="2" office:value-type="float" office:value="55090" calcext:value-type="float">
            <text:p>55090</text:p>
          </table:table-cell>
          <table:table-cell table:formula="of:=([.M34]+[.N34])/2" office:value-type="float" office:value="55090" calcext:value-type="float">
            <text:p>55090</text:p>
          </table:table-cell>
          <table:table-cell table:number-columns-repeated="2" office:value-type="float" office:value="54507" calcext:value-type="float">
            <text:p>54507</text:p>
          </table:table-cell>
          <table:table-cell table:formula="of:=([.P34]+[.Q34])/2" office:value-type="float" office:value="54507" calcext:value-type="float">
            <text:p>54507</text:p>
          </table:table-cell>
          <table:table-cell table:number-columns-repeated="2" office:value-type="float" office:value="54251" calcext:value-type="float">
            <text:p>54251</text:p>
          </table:table-cell>
          <table:table-cell table:formula="of:=([.S34]+[.T34])/2" office:value-type="float" office:value="54251" calcext:value-type="float">
            <text:p>54251</text:p>
          </table:table-cell>
        </table:table-row>
        <table:table-row table:style-name="ro1">
          <table:table-cell table:number-columns-repeated="2" office:value-type="float" office:value="50095" calcext:value-type="float">
            <text:p>50095</text:p>
          </table:table-cell>
          <table:table-cell table:formula="of:=([.A35]+[.B35])/2" office:value-type="float" office:value="50095" calcext:value-type="float">
            <text:p>50095</text:p>
          </table:table-cell>
          <table:table-cell table:number-columns-repeated="2" office:value-type="float" office:value="54471" calcext:value-type="float">
            <text:p>54471</text:p>
          </table:table-cell>
          <table:table-cell table:formula="of:=([.D35]+[.E35])/2" office:value-type="float" office:value="54471" calcext:value-type="float">
            <text:p>54471</text:p>
          </table:table-cell>
          <table:table-cell table:number-columns-repeated="2" office:value-type="float" office:value="56429" calcext:value-type="float">
            <text:p>56429</text:p>
          </table:table-cell>
          <table:table-cell table:formula="of:=([.G35]+[.H35])/2" office:value-type="float" office:value="56429" calcext:value-type="float">
            <text:p>56429</text:p>
          </table:table-cell>
          <table:table-cell table:number-columns-repeated="2" office:value-type="float" office:value="49738" calcext:value-type="float">
            <text:p>49738</text:p>
          </table:table-cell>
          <table:table-cell table:formula="of:=([.J35]+[.K35])/2" office:value-type="float" office:value="49738" calcext:value-type="float">
            <text:p>49738</text:p>
          </table:table-cell>
          <table:table-cell table:number-columns-repeated="2" office:value-type="float" office:value="55829" calcext:value-type="float">
            <text:p>55829</text:p>
          </table:table-cell>
          <table:table-cell table:formula="of:=([.M35]+[.N35])/2" office:value-type="float" office:value="55829" calcext:value-type="float">
            <text:p>55829</text:p>
          </table:table-cell>
          <table:table-cell table:number-columns-repeated="2" office:value-type="float" office:value="56418" calcext:value-type="float">
            <text:p>56418</text:p>
          </table:table-cell>
          <table:table-cell table:formula="of:=([.P35]+[.Q35])/2" office:value-type="float" office:value="56418" calcext:value-type="float">
            <text:p>56418</text:p>
          </table:table-cell>
          <table:table-cell table:number-columns-repeated="2" office:value-type="float" office:value="54805" calcext:value-type="float">
            <text:p>54805</text:p>
          </table:table-cell>
          <table:table-cell table:formula="of:=([.S35]+[.T35])/2" office:value-type="float" office:value="54805" calcext:value-type="float">
            <text:p>54805</text:p>
          </table:table-cell>
        </table:table-row>
        <table:table-row table:style-name="ro1">
          <table:table-cell table:number-columns-repeated="2" office:value-type="float" office:value="50030" calcext:value-type="float">
            <text:p>50030</text:p>
          </table:table-cell>
          <table:table-cell table:formula="of:=([.A36]+[.B36])/2" office:value-type="float" office:value="50030" calcext:value-type="float">
            <text:p>50030</text:p>
          </table:table-cell>
          <table:table-cell table:number-columns-repeated="2" office:value-type="float" office:value="56143" calcext:value-type="float">
            <text:p>56143</text:p>
          </table:table-cell>
          <table:table-cell table:formula="of:=([.D36]+[.E36])/2" office:value-type="float" office:value="56143" calcext:value-type="float">
            <text:p>56143</text:p>
          </table:table-cell>
          <table:table-cell table:number-columns-repeated="2" office:value-type="float" office:value="55897" calcext:value-type="float">
            <text:p>55897</text:p>
          </table:table-cell>
          <table:table-cell table:formula="of:=([.G36]+[.H36])/2" office:value-type="float" office:value="55897" calcext:value-type="float">
            <text:p>55897</text:p>
          </table:table-cell>
          <table:table-cell table:number-columns-repeated="2" office:value-type="float" office:value="49687" calcext:value-type="float">
            <text:p>49687</text:p>
          </table:table-cell>
          <table:table-cell table:formula="of:=([.J36]+[.K36])/2" office:value-type="float" office:value="49687" calcext:value-type="float">
            <text:p>49687</text:p>
          </table:table-cell>
          <table:table-cell table:number-columns-repeated="2" office:value-type="float" office:value="55901" calcext:value-type="float">
            <text:p>55901</text:p>
          </table:table-cell>
          <table:table-cell table:formula="of:=([.M36]+[.N36])/2" office:value-type="float" office:value="55901" calcext:value-type="float">
            <text:p>55901</text:p>
          </table:table-cell>
          <table:table-cell table:number-columns-repeated="2" office:value-type="float" office:value="56092" calcext:value-type="float">
            <text:p>56092</text:p>
          </table:table-cell>
          <table:table-cell table:formula="of:=([.P36]+[.Q36])/2" office:value-type="float" office:value="56092" calcext:value-type="float">
            <text:p>56092</text:p>
          </table:table-cell>
          <table:table-cell table:number-columns-repeated="2" office:value-type="float" office:value="54939" calcext:value-type="float">
            <text:p>54939</text:p>
          </table:table-cell>
          <table:table-cell table:formula="of:=([.S36]+[.T36])/2" office:value-type="float" office:value="54939" calcext:value-type="float">
            <text:p>54939</text:p>
          </table:table-cell>
        </table:table-row>
        <table:table-row table:style-name="ro1">
          <table:table-cell table:number-columns-repeated="2" office:value-type="float" office:value="49914" calcext:value-type="float">
            <text:p>49914</text:p>
          </table:table-cell>
          <table:table-cell table:formula="of:=([.A37]+[.B37])/2" office:value-type="float" office:value="49914" calcext:value-type="float">
            <text:p>49914</text:p>
          </table:table-cell>
          <table:table-cell table:number-columns-repeated="2" office:value-type="float" office:value="55709" calcext:value-type="float">
            <text:p>55709</text:p>
          </table:table-cell>
          <table:table-cell table:formula="of:=([.D37]+[.E37])/2" office:value-type="float" office:value="55709" calcext:value-type="float">
            <text:p>55709</text:p>
          </table:table-cell>
          <table:table-cell table:number-columns-repeated="2" office:value-type="float" office:value="56364" calcext:value-type="float">
            <text:p>56364</text:p>
          </table:table-cell>
          <table:table-cell table:formula="of:=([.G37]+[.H37])/2" office:value-type="float" office:value="56364" calcext:value-type="float">
            <text:p>56364</text:p>
          </table:table-cell>
          <table:table-cell table:number-columns-repeated="2" office:value-type="float" office:value="49626" calcext:value-type="float">
            <text:p>49626</text:p>
          </table:table-cell>
          <table:table-cell table:formula="of:=([.J37]+[.K37])/2" office:value-type="float" office:value="49626" calcext:value-type="float">
            <text:p>49626</text:p>
          </table:table-cell>
          <table:table-cell table:number-columns-repeated="2" office:value-type="float" office:value="51925" calcext:value-type="float">
            <text:p>51925</text:p>
          </table:table-cell>
          <table:table-cell table:formula="of:=([.M37]+[.N37])/2" office:value-type="float" office:value="51925" calcext:value-type="float">
            <text:p>51925</text:p>
          </table:table-cell>
          <table:table-cell table:number-columns-repeated="2" office:value-type="float" office:value="54660" calcext:value-type="float">
            <text:p>54660</text:p>
          </table:table-cell>
          <table:table-cell table:formula="of:=([.P37]+[.Q37])/2" office:value-type="float" office:value="54660" calcext:value-type="float">
            <text:p>54660</text:p>
          </table:table-cell>
          <table:table-cell table:number-columns-repeated="2" office:value-type="float" office:value="55207" calcext:value-type="float">
            <text:p>55207</text:p>
          </table:table-cell>
          <table:table-cell table:formula="of:=([.S37]+[.T37])/2" office:value-type="float" office:value="55207" calcext:value-type="float">
            <text:p>55207</text:p>
          </table:table-cell>
        </table:table-row>
        <table:table-row table:style-name="ro1">
          <table:table-cell table:number-columns-repeated="2" office:value-type="float" office:value="49889" calcext:value-type="float">
            <text:p>49889</text:p>
          </table:table-cell>
          <table:table-cell table:formula="of:=([.A38]+[.B38])/2" office:value-type="float" office:value="49889" calcext:value-type="float">
            <text:p>49889</text:p>
          </table:table-cell>
          <table:table-cell table:number-columns-repeated="2" office:value-type="float" office:value="56190" calcext:value-type="float">
            <text:p>56190</text:p>
          </table:table-cell>
          <table:table-cell table:formula="of:=([.D38]+[.E38])/2" office:value-type="float" office:value="56190" calcext:value-type="float">
            <text:p>56190</text:p>
          </table:table-cell>
          <table:table-cell table:number-columns-repeated="2" office:value-type="float" office:value="55786" calcext:value-type="float">
            <text:p>55786</text:p>
          </table:table-cell>
          <table:table-cell table:formula="of:=([.G38]+[.H38])/2" office:value-type="float" office:value="55786" calcext:value-type="float">
            <text:p>55786</text:p>
          </table:table-cell>
          <table:table-cell table:number-columns-repeated="2" office:value-type="float" office:value="55075" calcext:value-type="float">
            <text:p>55075</text:p>
          </table:table-cell>
          <table:table-cell table:formula="of:=([.J38]+[.K38])/2" office:value-type="float" office:value="55075" calcext:value-type="float">
            <text:p>55075</text:p>
          </table:table-cell>
          <table:table-cell table:number-columns-repeated="2" office:value-type="float" office:value="55174" calcext:value-type="float">
            <text:p>55174</text:p>
          </table:table-cell>
          <table:table-cell table:formula="of:=([.M38]+[.N38])/2" office:value-type="float" office:value="55174" calcext:value-type="float">
            <text:p>55174</text:p>
          </table:table-cell>
          <table:table-cell table:number-columns-repeated="2" office:value-type="float" office:value="56611" calcext:value-type="float">
            <text:p>56611</text:p>
          </table:table-cell>
          <table:table-cell table:formula="of:=([.P38]+[.Q38])/2" office:value-type="float" office:value="56611" calcext:value-type="float">
            <text:p>56611</text:p>
          </table:table-cell>
          <table:table-cell table:number-columns-repeated="2" office:value-type="float" office:value="55213" calcext:value-type="float">
            <text:p>55213</text:p>
          </table:table-cell>
          <table:table-cell table:formula="of:=([.S38]+[.T38])/2" office:value-type="float" office:value="55213" calcext:value-type="float">
            <text:p>55213</text:p>
          </table:table-cell>
        </table:table-row>
        <table:table-row table:style-name="ro1">
          <table:table-cell table:number-columns-repeated="2" office:value-type="float" office:value="50204" calcext:value-type="float">
            <text:p>50204</text:p>
          </table:table-cell>
          <table:table-cell table:formula="of:=([.A39]+[.B39])/2" office:value-type="float" office:value="50204" calcext:value-type="float">
            <text:p>50204</text:p>
          </table:table-cell>
          <table:table-cell table:number-columns-repeated="2" office:value-type="float" office:value="55988" calcext:value-type="float">
            <text:p>55988</text:p>
          </table:table-cell>
          <table:table-cell table:formula="of:=([.D39]+[.E39])/2" office:value-type="float" office:value="55988" calcext:value-type="float">
            <text:p>55988</text:p>
          </table:table-cell>
          <table:table-cell table:number-columns-repeated="2" office:value-type="float" office:value="56975" calcext:value-type="float">
            <text:p>56975</text:p>
          </table:table-cell>
          <table:table-cell table:formula="of:=([.G39]+[.H39])/2" office:value-type="float" office:value="56975" calcext:value-type="float">
            <text:p>56975</text:p>
          </table:table-cell>
          <table:table-cell table:number-columns-repeated="2" office:value-type="float" office:value="54897" calcext:value-type="float">
            <text:p>54897</text:p>
          </table:table-cell>
          <table:table-cell table:formula="of:=([.J39]+[.K39])/2" office:value-type="float" office:value="54897" calcext:value-type="float">
            <text:p>54897</text:p>
          </table:table-cell>
          <table:table-cell table:number-columns-repeated="2" office:value-type="float" office:value="51493" calcext:value-type="float">
            <text:p>51493</text:p>
          </table:table-cell>
          <table:table-cell table:formula="of:=([.M39]+[.N39])/2" office:value-type="float" office:value="51493" calcext:value-type="float">
            <text:p>51493</text:p>
          </table:table-cell>
          <table:table-cell table:number-columns-repeated="2" office:value-type="float" office:value="55901" calcext:value-type="float">
            <text:p>55901</text:p>
          </table:table-cell>
          <table:table-cell table:formula="of:=([.P39]+[.Q39])/2" office:value-type="float" office:value="55901" calcext:value-type="float">
            <text:p>55901</text:p>
          </table:table-cell>
          <table:table-cell table:number-columns-repeated="2" office:value-type="float" office:value="54111" calcext:value-type="float">
            <text:p>54111</text:p>
          </table:table-cell>
          <table:table-cell table:formula="of:=([.S39]+[.T39])/2" office:value-type="float" office:value="54111" calcext:value-type="float">
            <text:p>5411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21" table:number-rows-spanned="1">
            <text:p>Virtio (vhost_net)</text:p>
          </table:table-cell>
          <table:covered-table-cell table:number-columns-repeated="20"/>
        </table:table-row>
        <table:table-row table:style-name="ro1">
          <table:table-cell table:style-name="ce1"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table:style-name="ce1" office:value-type="float" office:value="128" calcext:value-type="float" table:number-columns-spanned="3" table:number-rows-spanned="1">
            <text:p>128</text:p>
          </table:table-cell>
          <table:covered-table-cell table:number-columns-repeated="2"/>
          <table:table-cell table:style-name="ce1" office:value-type="float" office:value="256" calcext:value-type="float" table:number-columns-spanned="3" table:number-rows-spanned="1">
            <text:p>256</text:p>
          </table:table-cell>
          <table:covered-table-cell table:number-columns-repeated="2"/>
          <table:table-cell table:style-name="ce1" office:value-type="float" office:value="512" calcext:value-type="float" table:number-columns-spanned="3" table:number-rows-spanned="1">
            <text:p>512</text:p>
          </table:table-cell>
          <table:covered-table-cell table:number-columns-repeated="2"/>
          <table:table-cell table:style-name="ce1" office:value-type="float" office:value="1024" calcext:value-type="float" table:number-columns-spanned="3" table:number-rows-spanned="1">
            <text:p>1024</text:p>
          </table:table-cell>
          <table:covered-table-cell table:number-columns-repeated="2"/>
          <table:table-cell table:style-name="ce1" office:value-type="float" office:value="1472" calcext:value-type="float" table:number-columns-spanned="3" table:number-rows-spanned="1">
            <text:p>1472</text:p>
          </table:table-cell>
          <table:covered-table-cell table:number-columns-repeated="2"/>
          <table:table-cell table:style-name="ce1" office:value-type="float" office:value="2048" calcext:value-type="float" table:number-columns-spanned="3" table:number-rows-spanned="1">
            <text:p>2048</text:p>
          </table:table-cell>
          <table:covered-table-cell table:number-columns-repeated="2"/>
        </table:table-row>
        <table:table-row table:style-name="ro1">
          <table:table-cell table:number-columns-repeated="2" office:value-type="float" office:value="215656" calcext:value-type="float">
            <text:p>215656</text:p>
          </table:table-cell>
          <table:table-cell table:formula="of:=([.A43]+[.B43])/2" office:value-type="float" office:value="215656" calcext:value-type="float">
            <text:p>215656</text:p>
          </table:table-cell>
          <table:table-cell table:number-columns-repeated="2" office:value-type="float" office:value="224680" calcext:value-type="float">
            <text:p>224680</text:p>
          </table:table-cell>
          <table:table-cell table:formula="of:=([.D43]+[.E43])/2" office:value-type="float" office:value="224680" calcext:value-type="float">
            <text:p>224680</text:p>
          </table:table-cell>
          <table:table-cell table:number-columns-repeated="2" office:value-type="float" office:value="267707" calcext:value-type="float">
            <text:p>267707</text:p>
          </table:table-cell>
          <table:table-cell table:formula="of:=([.G43]+[.H43])/2" office:value-type="float" office:value="267707" calcext:value-type="float">
            <text:p>267707</text:p>
          </table:table-cell>
          <table:table-cell table:number-columns-repeated="2" office:value-type="float" office:value="281232" calcext:value-type="float">
            <text:p>281232</text:p>
          </table:table-cell>
          <table:table-cell table:formula="of:=([.J43]+[.K43])/2" office:value-type="float" office:value="281232" calcext:value-type="float">
            <text:p>281232</text:p>
          </table:table-cell>
          <table:table-cell table:number-columns-repeated="2" office:value-type="float" office:value="276488" calcext:value-type="float">
            <text:p>276488</text:p>
          </table:table-cell>
          <table:table-cell table:formula="of:=([.M43]+[.N43])/2" office:value-type="float" office:value="276488" calcext:value-type="float">
            <text:p>276488</text:p>
          </table:table-cell>
          <table:table-cell table:number-columns-repeated="2" office:value-type="float" office:value="290130" calcext:value-type="float">
            <text:p>290130</text:p>
          </table:table-cell>
          <table:table-cell table:formula="of:=([.P43]+[.Q43])/2" office:value-type="float" office:value="290130" calcext:value-type="float">
            <text:p>290130</text:p>
          </table:table-cell>
          <table:table-cell table:number-columns-repeated="2" office:value-type="float" office:value="215724" calcext:value-type="float">
            <text:p>215724</text:p>
          </table:table-cell>
          <table:table-cell table:formula="of:=([.S43]+[.T43])/2" office:value-type="float" office:value="215724" calcext:value-type="float">
            <text:p>215724</text:p>
          </table:table-cell>
        </table:table-row>
        <table:table-row table:style-name="ro1">
          <table:table-cell table:number-columns-repeated="2" office:value-type="float" office:value="277890" calcext:value-type="float">
            <text:p>277890</text:p>
          </table:table-cell>
          <table:table-cell table:formula="of:=([.A44]+[.B44])/2" office:value-type="float" office:value="277890" calcext:value-type="float">
            <text:p>277890</text:p>
          </table:table-cell>
          <table:table-cell table:number-columns-repeated="2" office:value-type="float" office:value="232470" calcext:value-type="float">
            <text:p>232470</text:p>
          </table:table-cell>
          <table:table-cell table:formula="of:=([.D44]+[.E44])/2" office:value-type="float" office:value="232470" calcext:value-type="float">
            <text:p>232470</text:p>
          </table:table-cell>
          <table:table-cell table:number-columns-repeated="2" office:value-type="float" office:value="282365" calcext:value-type="float">
            <text:p>282365</text:p>
          </table:table-cell>
          <table:table-cell table:formula="of:=([.G44]+[.H44])/2" office:value-type="float" office:value="282365" calcext:value-type="float">
            <text:p>282365</text:p>
          </table:table-cell>
          <table:table-cell table:number-columns-repeated="2" office:value-type="float" office:value="282897" calcext:value-type="float">
            <text:p>282897</text:p>
          </table:table-cell>
          <table:table-cell table:formula="of:=([.J44]+[.K44])/2" office:value-type="float" office:value="282897" calcext:value-type="float">
            <text:p>282897</text:p>
          </table:table-cell>
          <table:table-cell table:number-columns-repeated="2" office:value-type="float" office:value="296477" calcext:value-type="float">
            <text:p>296477</text:p>
          </table:table-cell>
          <table:table-cell table:formula="of:=([.M44]+[.N44])/2" office:value-type="float" office:value="296477" calcext:value-type="float">
            <text:p>296477</text:p>
          </table:table-cell>
          <table:table-cell table:number-columns-repeated="2" office:value-type="float" office:value="267399" calcext:value-type="float">
            <text:p>267399</text:p>
          </table:table-cell>
          <table:table-cell table:formula="of:=([.P44]+[.Q44])/2" office:value-type="float" office:value="267399" calcext:value-type="float">
            <text:p>267399</text:p>
          </table:table-cell>
          <table:table-cell table:number-columns-repeated="2" office:value-type="float" office:value="218128" calcext:value-type="float">
            <text:p>218128</text:p>
          </table:table-cell>
          <table:table-cell table:formula="of:=([.S44]+[.T44])/2" office:value-type="float" office:value="218128" calcext:value-type="float">
            <text:p>218128</text:p>
          </table:table-cell>
        </table:table-row>
        <table:table-row table:style-name="ro1">
          <table:table-cell table:number-columns-repeated="2" office:value-type="float" office:value="262696" calcext:value-type="float">
            <text:p>262696</text:p>
          </table:table-cell>
          <table:table-cell table:formula="of:=([.A45]+[.B45])/2" office:value-type="float" office:value="262696" calcext:value-type="float">
            <text:p>262696</text:p>
          </table:table-cell>
          <table:table-cell table:number-columns-repeated="2" office:value-type="float" office:value="292705" calcext:value-type="float">
            <text:p>292705</text:p>
          </table:table-cell>
          <table:table-cell table:formula="of:=([.D45]+[.E45])/2" office:value-type="float" office:value="292705" calcext:value-type="float">
            <text:p>292705</text:p>
          </table:table-cell>
          <table:table-cell table:number-columns-repeated="2" office:value-type="float" office:value="261699" calcext:value-type="float">
            <text:p>261699</text:p>
          </table:table-cell>
          <table:table-cell table:formula="of:=([.G45]+[.H45])/2" office:value-type="float" office:value="261699" calcext:value-type="float">
            <text:p>261699</text:p>
          </table:table-cell>
          <table:table-cell table:number-columns-repeated="2" office:value-type="float" office:value="279282" calcext:value-type="float">
            <text:p>279282</text:p>
          </table:table-cell>
          <table:table-cell table:formula="of:=([.J45]+[.K45])/2" office:value-type="float" office:value="279282" calcext:value-type="float">
            <text:p>279282</text:p>
          </table:table-cell>
          <table:table-cell table:number-columns-repeated="2" office:value-type="float" office:value="268936" calcext:value-type="float">
            <text:p>268936</text:p>
          </table:table-cell>
          <table:table-cell table:formula="of:=([.M45]+[.N45])/2" office:value-type="float" office:value="268936" calcext:value-type="float">
            <text:p>268936</text:p>
          </table:table-cell>
          <table:table-cell table:number-columns-repeated="2" office:value-type="float" office:value="262593" calcext:value-type="float">
            <text:p>262593</text:p>
          </table:table-cell>
          <table:table-cell table:formula="of:=([.P45]+[.Q45])/2" office:value-type="float" office:value="262593" calcext:value-type="float">
            <text:p>262593</text:p>
          </table:table-cell>
          <table:table-cell table:number-columns-repeated="2" office:value-type="float" office:value="215722" calcext:value-type="float">
            <text:p>215722</text:p>
          </table:table-cell>
          <table:table-cell table:formula="of:=([.S45]+[.T45])/2" office:value-type="float" office:value="215722" calcext:value-type="float">
            <text:p>215722</text:p>
          </table:table-cell>
        </table:table-row>
        <table:table-row table:style-name="ro1">
          <table:table-cell table:number-columns-repeated="2" office:value-type="float" office:value="270814" calcext:value-type="float">
            <text:p>270814</text:p>
          </table:table-cell>
          <table:table-cell table:formula="of:=([.A46]+[.B46])/2" office:value-type="float" office:value="270814" calcext:value-type="float">
            <text:p>270814</text:p>
          </table:table-cell>
          <table:table-cell table:number-columns-repeated="2" office:value-type="float" office:value="266248" calcext:value-type="float">
            <text:p>266248</text:p>
          </table:table-cell>
          <table:table-cell table:formula="of:=([.D46]+[.E46])/2" office:value-type="float" office:value="266248" calcext:value-type="float">
            <text:p>266248</text:p>
          </table:table-cell>
          <table:table-cell table:number-columns-repeated="2" office:value-type="float" office:value="277656" calcext:value-type="float">
            <text:p>277656</text:p>
          </table:table-cell>
          <table:table-cell table:formula="of:=([.G46]+[.H46])/2" office:value-type="float" office:value="277656" calcext:value-type="float">
            <text:p>277656</text:p>
          </table:table-cell>
          <table:table-cell table:number-columns-repeated="2" office:value-type="float" office:value="262625" calcext:value-type="float">
            <text:p>262625</text:p>
          </table:table-cell>
          <table:table-cell table:formula="of:=([.J46]+[.K46])/2" office:value-type="float" office:value="262625" calcext:value-type="float">
            <text:p>262625</text:p>
          </table:table-cell>
          <table:table-cell table:number-columns-repeated="2" office:value-type="float" office:value="291924" calcext:value-type="float">
            <text:p>291924</text:p>
          </table:table-cell>
          <table:table-cell table:formula="of:=([.M46]+[.N46])/2" office:value-type="float" office:value="291924" calcext:value-type="float">
            <text:p>291924</text:p>
          </table:table-cell>
          <table:table-cell table:number-columns-repeated="2" office:value-type="float" office:value="264794" calcext:value-type="float">
            <text:p>264794</text:p>
          </table:table-cell>
          <table:table-cell table:formula="of:=([.P46]+[.Q46])/2" office:value-type="float" office:value="264794" calcext:value-type="float">
            <text:p>264794</text:p>
          </table:table-cell>
          <table:table-cell table:number-columns-repeated="2" office:value-type="float" office:value="214800" calcext:value-type="float">
            <text:p>214800</text:p>
          </table:table-cell>
          <table:table-cell table:formula="of:=([.S46]+[.T46])/2" office:value-type="float" office:value="214800" calcext:value-type="float">
            <text:p>214800</text:p>
          </table:table-cell>
        </table:table-row>
        <table:table-row table:style-name="ro1">
          <table:table-cell table:number-columns-repeated="2" office:value-type="float" office:value="214949" calcext:value-type="float">
            <text:p>214949</text:p>
          </table:table-cell>
          <table:table-cell table:formula="of:=([.A47]+[.B47])/2" office:value-type="float" office:value="214949" calcext:value-type="float">
            <text:p>214949</text:p>
          </table:table-cell>
          <table:table-cell table:number-columns-repeated="2" office:value-type="float" office:value="235569" calcext:value-type="float">
            <text:p>235569</text:p>
          </table:table-cell>
          <table:table-cell table:formula="of:=([.D47]+[.E47])/2" office:value-type="float" office:value="235569" calcext:value-type="float">
            <text:p>235569</text:p>
          </table:table-cell>
          <table:table-cell table:number-columns-repeated="2" office:value-type="float" office:value="236699" calcext:value-type="float">
            <text:p>236699</text:p>
          </table:table-cell>
          <table:table-cell table:formula="of:=([.G47]+[.H47])/2" office:value-type="float" office:value="236699" calcext:value-type="float">
            <text:p>236699</text:p>
          </table:table-cell>
          <table:table-cell table:number-columns-repeated="2" office:value-type="float" office:value="282385" calcext:value-type="float">
            <text:p>282385</text:p>
          </table:table-cell>
          <table:table-cell table:formula="of:=([.J47]+[.K47])/2" office:value-type="float" office:value="282385" calcext:value-type="float">
            <text:p>282385</text:p>
          </table:table-cell>
          <table:table-cell table:number-columns-repeated="2" office:value-type="float" office:value="243744" calcext:value-type="float">
            <text:p>243744</text:p>
          </table:table-cell>
          <table:table-cell table:formula="of:=([.M47]+[.N47])/2" office:value-type="float" office:value="243744" calcext:value-type="float">
            <text:p>243744</text:p>
          </table:table-cell>
          <table:table-cell table:number-columns-repeated="2" office:value-type="float" office:value="271204" calcext:value-type="float">
            <text:p>271204</text:p>
          </table:table-cell>
          <table:table-cell table:formula="of:=([.P47]+[.Q47])/2" office:value-type="float" office:value="271204" calcext:value-type="float">
            <text:p>271204</text:p>
          </table:table-cell>
          <table:table-cell table:number-columns-repeated="2" office:value-type="float" office:value="222750" calcext:value-type="float">
            <text:p>222750</text:p>
          </table:table-cell>
          <table:table-cell table:formula="of:=([.S47]+[.T47])/2" office:value-type="float" office:value="222750" calcext:value-type="float">
            <text:p>222750</text:p>
          </table:table-cell>
        </table:table-row>
        <table:table-row table:style-name="ro1">
          <table:table-cell table:number-columns-repeated="2" office:value-type="float" office:value="231003" calcext:value-type="float">
            <text:p>231003</text:p>
          </table:table-cell>
          <table:table-cell table:formula="of:=([.A48]+[.B48])/2" office:value-type="float" office:value="231003" calcext:value-type="float">
            <text:p>231003</text:p>
          </table:table-cell>
          <table:table-cell table:number-columns-repeated="2" office:value-type="float" office:value="219578" calcext:value-type="float">
            <text:p>219578</text:p>
          </table:table-cell>
          <table:table-cell table:formula="of:=([.D48]+[.E48])/2" office:value-type="float" office:value="219578" calcext:value-type="float">
            <text:p>219578</text:p>
          </table:table-cell>
          <table:table-cell table:number-columns-repeated="2" office:value-type="float" office:value="218566" calcext:value-type="float">
            <text:p>218566</text:p>
          </table:table-cell>
          <table:table-cell table:formula="of:=([.G48]+[.H48])/2" office:value-type="float" office:value="218566" calcext:value-type="float">
            <text:p>218566</text:p>
          </table:table-cell>
          <table:table-cell table:number-columns-repeated="2" office:value-type="float" office:value="286842" calcext:value-type="float">
            <text:p>286842</text:p>
          </table:table-cell>
          <table:table-cell table:formula="of:=([.J48]+[.K48])/2" office:value-type="float" office:value="286842" calcext:value-type="float">
            <text:p>286842</text:p>
          </table:table-cell>
          <table:table-cell table:number-columns-repeated="2" office:value-type="float" office:value="273400" calcext:value-type="float">
            <text:p>273400</text:p>
          </table:table-cell>
          <table:table-cell table:formula="of:=([.M48]+[.N48])/2" office:value-type="float" office:value="273400" calcext:value-type="float">
            <text:p>273400</text:p>
          </table:table-cell>
          <table:table-cell table:number-columns-repeated="2" office:value-type="float" office:value="298664" calcext:value-type="float">
            <text:p>298664</text:p>
          </table:table-cell>
          <table:table-cell table:formula="of:=([.P48]+[.Q48])/2" office:value-type="float" office:value="298664" calcext:value-type="float">
            <text:p>298664</text:p>
          </table:table-cell>
          <table:table-cell table:number-columns-repeated="2" office:value-type="float" office:value="233694" calcext:value-type="float">
            <text:p>233694</text:p>
          </table:table-cell>
          <table:table-cell table:formula="of:=([.S48]+[.T48])/2" office:value-type="float" office:value="233694" calcext:value-type="float">
            <text:p>233694</text:p>
          </table:table-cell>
        </table:table-row>
        <table:table-row table:style-name="ro1">
          <table:table-cell table:number-columns-repeated="2" office:value-type="float" office:value="222647" calcext:value-type="float">
            <text:p>222647</text:p>
          </table:table-cell>
          <table:table-cell table:formula="of:=([.A49]+[.B49])/2" office:value-type="float" office:value="222647" calcext:value-type="float">
            <text:p>222647</text:p>
          </table:table-cell>
          <table:table-cell table:number-columns-repeated="2" office:value-type="float" office:value="228952" calcext:value-type="float">
            <text:p>228952</text:p>
          </table:table-cell>
          <table:table-cell table:formula="of:=([.D49]+[.E49])/2" office:value-type="float" office:value="228952" calcext:value-type="float">
            <text:p>228952</text:p>
          </table:table-cell>
          <table:table-cell table:number-columns-repeated="2" office:value-type="float" office:value="222746" calcext:value-type="float">
            <text:p>222746</text:p>
          </table:table-cell>
          <table:table-cell table:formula="of:=([.G49]+[.H49])/2" office:value-type="float" office:value="222746" calcext:value-type="float">
            <text:p>222746</text:p>
          </table:table-cell>
          <table:table-cell table:number-columns-repeated="2" office:value-type="float" office:value="299373" calcext:value-type="float">
            <text:p>299373</text:p>
          </table:table-cell>
          <table:table-cell table:formula="of:=([.J49]+[.K49])/2" office:value-type="float" office:value="299373" calcext:value-type="float">
            <text:p>299373</text:p>
          </table:table-cell>
          <table:table-cell table:number-columns-repeated="2" office:value-type="float" office:value="283388" calcext:value-type="float">
            <text:p>283388</text:p>
          </table:table-cell>
          <table:table-cell table:formula="of:=([.M49]+[.N49])/2" office:value-type="float" office:value="283388" calcext:value-type="float">
            <text:p>283388</text:p>
          </table:table-cell>
          <table:table-cell table:number-columns-repeated="2" office:value-type="float" office:value="216908" calcext:value-type="float">
            <text:p>216908</text:p>
          </table:table-cell>
          <table:table-cell table:formula="of:=([.P49]+[.Q49])/2" office:value-type="float" office:value="216908" calcext:value-type="float">
            <text:p>216908</text:p>
          </table:table-cell>
          <table:table-cell table:number-columns-repeated="2" office:value-type="float" office:value="231058" calcext:value-type="float">
            <text:p>231058</text:p>
          </table:table-cell>
          <table:table-cell table:formula="of:=([.S49]+[.T49])/2" office:value-type="float" office:value="231058" calcext:value-type="float">
            <text:p>231058</text:p>
          </table:table-cell>
        </table:table-row>
        <table:table-row table:style-name="ro1">
          <table:table-cell table:number-columns-repeated="2" office:value-type="float" office:value="203896" calcext:value-type="float">
            <text:p>203896</text:p>
          </table:table-cell>
          <table:table-cell table:formula="of:=([.A50]+[.B50])/2" office:value-type="float" office:value="203896" calcext:value-type="float">
            <text:p>203896</text:p>
          </table:table-cell>
          <table:table-cell table:number-columns-repeated="2" office:value-type="float" office:value="218936" calcext:value-type="float">
            <text:p>218936</text:p>
          </table:table-cell>
          <table:table-cell table:formula="of:=([.D50]+[.E50])/2" office:value-type="float" office:value="218936" calcext:value-type="float">
            <text:p>218936</text:p>
          </table:table-cell>
          <table:table-cell table:number-columns-repeated="2" office:value-type="float" office:value="242674" calcext:value-type="float">
            <text:p>242674</text:p>
          </table:table-cell>
          <table:table-cell table:formula="of:=([.G50]+[.H50])/2" office:value-type="float" office:value="242674" calcext:value-type="float">
            <text:p>242674</text:p>
          </table:table-cell>
          <table:table-cell table:number-columns-repeated="2" office:value-type="float" office:value="284998" calcext:value-type="float">
            <text:p>284998</text:p>
          </table:table-cell>
          <table:table-cell table:formula="of:=([.J50]+[.K50])/2" office:value-type="float" office:value="284998" calcext:value-type="float">
            <text:p>284998</text:p>
          </table:table-cell>
          <table:table-cell table:number-columns-repeated="2" office:value-type="float" office:value="277570" calcext:value-type="float">
            <text:p>277570</text:p>
          </table:table-cell>
          <table:table-cell table:formula="of:=([.M50]+[.N50])/2" office:value-type="float" office:value="277570" calcext:value-type="float">
            <text:p>277570</text:p>
          </table:table-cell>
          <table:table-cell table:number-columns-repeated="2" office:value-type="float" office:value="225619" calcext:value-type="float">
            <text:p>225619</text:p>
          </table:table-cell>
          <table:table-cell table:formula="of:=([.P50]+[.Q50])/2" office:value-type="float" office:value="225619" calcext:value-type="float">
            <text:p>225619</text:p>
          </table:table-cell>
          <table:table-cell table:number-columns-repeated="2" office:value-type="float" office:value="222857" calcext:value-type="float">
            <text:p>222857</text:p>
          </table:table-cell>
          <table:table-cell table:formula="of:=([.S50]+[.T50])/2" office:value-type="float" office:value="222857" calcext:value-type="float">
            <text:p>222857</text:p>
          </table:table-cell>
        </table:table-row>
        <table:table-row table:style-name="ro1">
          <table:table-cell table:number-columns-repeated="2" office:value-type="float" office:value="205827" calcext:value-type="float">
            <text:p>205827</text:p>
          </table:table-cell>
          <table:table-cell table:formula="of:=([.A51]+[.B51])/2" office:value-type="float" office:value="205827" calcext:value-type="float">
            <text:p>205827</text:p>
          </table:table-cell>
          <table:table-cell table:number-columns-repeated="2" office:value-type="float" office:value="223196" calcext:value-type="float">
            <text:p>223196</text:p>
          </table:table-cell>
          <table:table-cell table:formula="of:=([.D51]+[.E51])/2" office:value-type="float" office:value="223196" calcext:value-type="float">
            <text:p>223196</text:p>
          </table:table-cell>
          <table:table-cell table:number-columns-repeated="2" office:value-type="float" office:value="274713" calcext:value-type="float">
            <text:p>274713</text:p>
          </table:table-cell>
          <table:table-cell table:formula="of:=([.G51]+[.H51])/2" office:value-type="float" office:value="274713" calcext:value-type="float">
            <text:p>274713</text:p>
          </table:table-cell>
          <table:table-cell table:number-columns-repeated="2" office:value-type="float" office:value="281145" calcext:value-type="float">
            <text:p>281145</text:p>
          </table:table-cell>
          <table:table-cell table:formula="of:=([.J51]+[.K51])/2" office:value-type="float" office:value="281145" calcext:value-type="float">
            <text:p>281145</text:p>
          </table:table-cell>
          <table:table-cell table:number-columns-repeated="2" office:value-type="float" office:value="266243" calcext:value-type="float">
            <text:p>266243</text:p>
          </table:table-cell>
          <table:table-cell table:formula="of:=([.M51]+[.N51])/2" office:value-type="float" office:value="266243" calcext:value-type="float">
            <text:p>266243</text:p>
          </table:table-cell>
          <table:table-cell table:number-columns-repeated="2" office:value-type="float" office:value="222048" calcext:value-type="float">
            <text:p>222048</text:p>
          </table:table-cell>
          <table:table-cell table:formula="of:=([.P51]+[.Q51])/2" office:value-type="float" office:value="222048" calcext:value-type="float">
            <text:p>222048</text:p>
          </table:table-cell>
          <table:table-cell table:number-columns-repeated="2" office:value-type="float" office:value="224850" calcext:value-type="float">
            <text:p>224850</text:p>
          </table:table-cell>
          <table:table-cell table:formula="of:=([.S51]+[.T51])/2" office:value-type="float" office:value="224850" calcext:value-type="float">
            <text:p>224850</text:p>
          </table:table-cell>
        </table:table-row>
        <table:table-row table:style-name="ro1">
          <table:table-cell table:number-columns-repeated="2" office:value-type="float" office:value="199217" calcext:value-type="float">
            <text:p>199217</text:p>
          </table:table-cell>
          <table:table-cell table:formula="of:=([.A52]+[.B52])/2" office:value-type="float" office:value="199217" calcext:value-type="float">
            <text:p>199217</text:p>
          </table:table-cell>
          <table:table-cell table:number-columns-repeated="2" office:value-type="float" office:value="225634" calcext:value-type="float">
            <text:p>225634</text:p>
          </table:table-cell>
          <table:table-cell table:formula="of:=([.D52]+[.E52])/2" office:value-type="float" office:value="225634" calcext:value-type="float">
            <text:p>225634</text:p>
          </table:table-cell>
          <table:table-cell table:number-columns-repeated="2" office:value-type="float" office:value="285869" calcext:value-type="float">
            <text:p>285869</text:p>
          </table:table-cell>
          <table:table-cell table:formula="of:=([.G52]+[.H52])/2" office:value-type="float" office:value="285869" calcext:value-type="float">
            <text:p>285869</text:p>
          </table:table-cell>
          <table:table-cell table:number-columns-repeated="2" office:value-type="float" office:value="302364" calcext:value-type="float">
            <text:p>302364</text:p>
          </table:table-cell>
          <table:table-cell table:formula="of:=([.J52]+[.K52])/2" office:value-type="float" office:value="302364" calcext:value-type="float">
            <text:p>302364</text:p>
          </table:table-cell>
          <table:table-cell table:number-columns-repeated="2" office:value-type="float" office:value="250171" calcext:value-type="float">
            <text:p>250171</text:p>
          </table:table-cell>
          <table:table-cell table:formula="of:=([.M52]+[.N52])/2" office:value-type="float" office:value="250171" calcext:value-type="float">
            <text:p>250171</text:p>
          </table:table-cell>
          <table:table-cell table:number-columns-repeated="2" office:value-type="float" office:value="231116" calcext:value-type="float">
            <text:p>231116</text:p>
          </table:table-cell>
          <table:table-cell table:formula="of:=([.P52]+[.Q52])/2" office:value-type="float" office:value="231116" calcext:value-type="float">
            <text:p>231116</text:p>
          </table:table-cell>
          <table:table-cell table:number-columns-repeated="2" office:value-type="float" office:value="215798" calcext:value-type="float">
            <text:p>215798</text:p>
          </table:table-cell>
          <table:table-cell table:formula="of:=([.S52]+[.T52])/2" office:value-type="float" office:value="215798" calcext:value-type="float">
            <text:p>215798</text:p>
          </table:table-cell>
        </table:table-row>
        <table:table-row table:style-name="ro1">
          <table:table-cell table:number-columns-repeated="2" office:value-type="float" office:value="206992" calcext:value-type="float">
            <text:p>206992</text:p>
          </table:table-cell>
          <table:table-cell table:formula="of:=([.A53]+[.B53])/2" office:value-type="float" office:value="206992" calcext:value-type="float">
            <text:p>206992</text:p>
          </table:table-cell>
          <table:table-cell table:number-columns-repeated="2" office:value-type="float" office:value="227744" calcext:value-type="float">
            <text:p>227744</text:p>
          </table:table-cell>
          <table:table-cell table:formula="of:=([.D53]+[.E53])/2" office:value-type="float" office:value="227744" calcext:value-type="float">
            <text:p>227744</text:p>
          </table:table-cell>
          <table:table-cell table:number-columns-repeated="2" office:value-type="float" office:value="279318" calcext:value-type="float">
            <text:p>279318</text:p>
          </table:table-cell>
          <table:table-cell table:formula="of:=([.G53]+[.H53])/2" office:value-type="float" office:value="279318" calcext:value-type="float">
            <text:p>279318</text:p>
          </table:table-cell>
          <table:table-cell table:number-columns-repeated="2" office:value-type="float" office:value="274571" calcext:value-type="float">
            <text:p>274571</text:p>
          </table:table-cell>
          <table:table-cell table:formula="of:=([.J53]+[.K53])/2" office:value-type="float" office:value="274571" calcext:value-type="float">
            <text:p>274571</text:p>
          </table:table-cell>
          <table:table-cell table:number-columns-repeated="2" office:value-type="float" office:value="291208" calcext:value-type="float">
            <text:p>291208</text:p>
          </table:table-cell>
          <table:table-cell table:formula="of:=([.M53]+[.N53])/2" office:value-type="float" office:value="291208" calcext:value-type="float">
            <text:p>291208</text:p>
          </table:table-cell>
          <table:table-cell table:number-columns-repeated="2" office:value-type="float" office:value="224167" calcext:value-type="float">
            <text:p>224167</text:p>
          </table:table-cell>
          <table:table-cell table:formula="of:=([.P53]+[.Q53])/2" office:value-type="float" office:value="224167" calcext:value-type="float">
            <text:p>224167</text:p>
          </table:table-cell>
          <table:table-cell table:number-columns-repeated="2" office:value-type="float" office:value="229817" calcext:value-type="float">
            <text:p>229817</text:p>
          </table:table-cell>
          <table:table-cell table:formula="of:=([.S53]+[.T53])/2" office:value-type="float" office:value="229817" calcext:value-type="float">
            <text:p>229817</text:p>
          </table:table-cell>
        </table:table-row>
        <table:table-row table:style-name="ro1">
          <table:table-cell table:number-columns-repeated="2" office:value-type="float" office:value="211459" calcext:value-type="float">
            <text:p>211459</text:p>
          </table:table-cell>
          <table:table-cell table:formula="of:=([.A54]+[.B54])/2" office:value-type="float" office:value="211459" calcext:value-type="float">
            <text:p>211459</text:p>
          </table:table-cell>
          <table:table-cell table:number-columns-repeated="2" office:value-type="float" office:value="262527" calcext:value-type="float">
            <text:p>262527</text:p>
          </table:table-cell>
          <table:table-cell table:formula="of:=([.D54]+[.E54])/2" office:value-type="float" office:value="262527" calcext:value-type="float">
            <text:p>262527</text:p>
          </table:table-cell>
          <table:table-cell table:number-columns-repeated="2" office:value-type="float" office:value="258634" calcext:value-type="float">
            <text:p>258634</text:p>
          </table:table-cell>
          <table:table-cell table:formula="of:=([.G54]+[.H54])/2" office:value-type="float" office:value="258634" calcext:value-type="float">
            <text:p>258634</text:p>
          </table:table-cell>
          <table:table-cell table:number-columns-repeated="2" office:value-type="float" office:value="287030" calcext:value-type="float">
            <text:p>287030</text:p>
          </table:table-cell>
          <table:table-cell table:formula="of:=([.J54]+[.K54])/2" office:value-type="float" office:value="287030" calcext:value-type="float">
            <text:p>287030</text:p>
          </table:table-cell>
          <table:table-cell table:number-columns-repeated="2" office:value-type="float" office:value="266538" calcext:value-type="float">
            <text:p>266538</text:p>
          </table:table-cell>
          <table:table-cell table:formula="of:=([.M54]+[.N54])/2" office:value-type="float" office:value="266538" calcext:value-type="float">
            <text:p>266538</text:p>
          </table:table-cell>
          <table:table-cell table:number-columns-repeated="2" office:value-type="float" office:value="221396" calcext:value-type="float">
            <text:p>221396</text:p>
          </table:table-cell>
          <table:table-cell table:formula="of:=([.P54]+[.Q54])/2" office:value-type="float" office:value="221396" calcext:value-type="float">
            <text:p>221396</text:p>
          </table:table-cell>
          <table:table-cell table:number-columns-repeated="2" office:value-type="float" office:value="222288" calcext:value-type="float">
            <text:p>222288</text:p>
          </table:table-cell>
          <table:table-cell table:formula="of:=([.S54]+[.T54])/2" office:value-type="float" office:value="222288" calcext:value-type="float">
            <text:p>222288</text:p>
          </table:table-cell>
        </table:table-row>
        <table:table-row table:style-name="ro1">
          <table:table-cell table:number-columns-repeated="2" office:value-type="float" office:value="210598" calcext:value-type="float">
            <text:p>210598</text:p>
          </table:table-cell>
          <table:table-cell table:formula="of:=([.A55]+[.B55])/2" office:value-type="float" office:value="210598" calcext:value-type="float">
            <text:p>210598</text:p>
          </table:table-cell>
          <table:table-cell table:number-columns-repeated="2" office:value-type="float" office:value="221073" calcext:value-type="float">
            <text:p>221073</text:p>
          </table:table-cell>
          <table:table-cell table:formula="of:=([.D55]+[.E55])/2" office:value-type="float" office:value="221073" calcext:value-type="float">
            <text:p>221073</text:p>
          </table:table-cell>
          <table:table-cell table:number-columns-repeated="2" office:value-type="float" office:value="219159" calcext:value-type="float">
            <text:p>219159</text:p>
          </table:table-cell>
          <table:table-cell table:formula="of:=([.G55]+[.H55])/2" office:value-type="float" office:value="219159" calcext:value-type="float">
            <text:p>219159</text:p>
          </table:table-cell>
          <table:table-cell table:number-columns-repeated="2" office:value-type="float" office:value="286684" calcext:value-type="float">
            <text:p>286684</text:p>
          </table:table-cell>
          <table:table-cell table:formula="of:=([.J55]+[.K55])/2" office:value-type="float" office:value="286684" calcext:value-type="float">
            <text:p>286684</text:p>
          </table:table-cell>
          <table:table-cell table:number-columns-repeated="2" office:value-type="float" office:value="278613" calcext:value-type="float">
            <text:p>278613</text:p>
          </table:table-cell>
          <table:table-cell table:formula="of:=([.M55]+[.N55])/2" office:value-type="float" office:value="278613" calcext:value-type="float">
            <text:p>278613</text:p>
          </table:table-cell>
          <table:table-cell table:number-columns-repeated="2" office:value-type="float" office:value="235138" calcext:value-type="float">
            <text:p>235138</text:p>
          </table:table-cell>
          <table:table-cell table:formula="of:=([.P55]+[.Q55])/2" office:value-type="float" office:value="235138" calcext:value-type="float">
            <text:p>235138</text:p>
          </table:table-cell>
          <table:table-cell table:number-columns-repeated="2" office:value-type="float" office:value="225760" calcext:value-type="float">
            <text:p>225760</text:p>
          </table:table-cell>
          <table:table-cell table:formula="of:=([.S55]+[.T55])/2" office:value-type="float" office:value="225760" calcext:value-type="float">
            <text:p>225760</text:p>
          </table:table-cell>
        </table:table-row>
        <table:table-row table:style-name="ro1">
          <table:table-cell table:number-columns-repeated="2" office:value-type="float" office:value="214180" calcext:value-type="float">
            <text:p>214180</text:p>
          </table:table-cell>
          <table:table-cell table:formula="of:=([.A56]+[.B56])/2" office:value-type="float" office:value="214180" calcext:value-type="float">
            <text:p>214180</text:p>
          </table:table-cell>
          <table:table-cell table:number-columns-repeated="2" office:value-type="float" office:value="237773" calcext:value-type="float">
            <text:p>237773</text:p>
          </table:table-cell>
          <table:table-cell table:formula="of:=([.D56]+[.E56])/2" office:value-type="float" office:value="237773" calcext:value-type="float">
            <text:p>237773</text:p>
          </table:table-cell>
          <table:table-cell table:number-columns-repeated="2" office:value-type="float" office:value="217373" calcext:value-type="float">
            <text:p>217373</text:p>
          </table:table-cell>
          <table:table-cell table:formula="of:=([.G56]+[.H56])/2" office:value-type="float" office:value="217373" calcext:value-type="float">
            <text:p>217373</text:p>
          </table:table-cell>
          <table:table-cell table:number-columns-repeated="2" office:value-type="float" office:value="284505" calcext:value-type="float">
            <text:p>284505</text:p>
          </table:table-cell>
          <table:table-cell table:formula="of:=([.J56]+[.K56])/2" office:value-type="float" office:value="284505" calcext:value-type="float">
            <text:p>284505</text:p>
          </table:table-cell>
          <table:table-cell table:number-columns-repeated="2" office:value-type="float" office:value="271966" calcext:value-type="float">
            <text:p>271966</text:p>
          </table:table-cell>
          <table:table-cell table:formula="of:=([.M56]+[.N56])/2" office:value-type="float" office:value="271966" calcext:value-type="float">
            <text:p>271966</text:p>
          </table:table-cell>
          <table:table-cell table:number-columns-repeated="2" office:value-type="float" office:value="217487" calcext:value-type="float">
            <text:p>217487</text:p>
          </table:table-cell>
          <table:table-cell table:formula="of:=([.P56]+[.Q56])/2" office:value-type="float" office:value="217487" calcext:value-type="float">
            <text:p>217487</text:p>
          </table:table-cell>
          <table:table-cell table:number-columns-repeated="2" office:value-type="float" office:value="221780" calcext:value-type="float">
            <text:p>221780</text:p>
          </table:table-cell>
          <table:table-cell table:formula="of:=([.S56]+[.T56])/2" office:value-type="float" office:value="221780" calcext:value-type="float">
            <text:p>221780</text:p>
          </table:table-cell>
        </table:table-row>
        <table:table-row table:style-name="ro1">
          <table:table-cell table:number-columns-repeated="2" office:value-type="float" office:value="214406" calcext:value-type="float">
            <text:p>214406</text:p>
          </table:table-cell>
          <table:table-cell table:formula="of:=([.A57]+[.B57])/2" office:value-type="float" office:value="214406" calcext:value-type="float">
            <text:p>214406</text:p>
          </table:table-cell>
          <table:table-cell table:number-columns-repeated="2" office:value-type="float" office:value="220692" calcext:value-type="float">
            <text:p>220692</text:p>
          </table:table-cell>
          <table:table-cell table:formula="of:=([.D57]+[.E57])/2" office:value-type="float" office:value="220692" calcext:value-type="float">
            <text:p>220692</text:p>
          </table:table-cell>
          <table:table-cell table:number-columns-repeated="2" office:value-type="float" office:value="232649" calcext:value-type="float">
            <text:p>232649</text:p>
          </table:table-cell>
          <table:table-cell table:formula="of:=([.G57]+[.H57])/2" office:value-type="float" office:value="232649" calcext:value-type="float">
            <text:p>232649</text:p>
          </table:table-cell>
          <table:table-cell table:number-columns-repeated="2" office:value-type="float" office:value="289066" calcext:value-type="float">
            <text:p>289066</text:p>
          </table:table-cell>
          <table:table-cell table:formula="of:=([.J57]+[.K57])/2" office:value-type="float" office:value="289066" calcext:value-type="float">
            <text:p>289066</text:p>
          </table:table-cell>
          <table:table-cell table:number-columns-repeated="2" office:value-type="float" office:value="261174" calcext:value-type="float">
            <text:p>261174</text:p>
          </table:table-cell>
          <table:table-cell table:formula="of:=([.M57]+[.N57])/2" office:value-type="float" office:value="261174" calcext:value-type="float">
            <text:p>261174</text:p>
          </table:table-cell>
          <table:table-cell table:number-columns-repeated="2" office:value-type="float" office:value="226633" calcext:value-type="float">
            <text:p>226633</text:p>
          </table:table-cell>
          <table:table-cell table:formula="of:=([.P57]+[.Q57])/2" office:value-type="float" office:value="226633" calcext:value-type="float">
            <text:p>226633</text:p>
          </table:table-cell>
          <table:table-cell table:number-columns-repeated="2" office:value-type="float" office:value="210372" calcext:value-type="float">
            <text:p>210372</text:p>
          </table:table-cell>
          <table:table-cell table:formula="of:=([.S57]+[.T57])/2" office:value-type="float" office:value="210372" calcext:value-type="float">
            <text:p>210372</text:p>
          </table:table-cell>
        </table:table-row>
        <table:table-row table:style-name="ro1">
          <table:table-cell table:number-columns-repeated="2" office:value-type="float" office:value="205322" calcext:value-type="float">
            <text:p>205322</text:p>
          </table:table-cell>
          <table:table-cell table:formula="of:=([.A58]+[.B58])/2" office:value-type="float" office:value="205322" calcext:value-type="float">
            <text:p>205322</text:p>
          </table:table-cell>
          <table:table-cell table:number-columns-repeated="2" office:value-type="float" office:value="232298" calcext:value-type="float">
            <text:p>232298</text:p>
          </table:table-cell>
          <table:table-cell table:formula="of:=([.D58]+[.E58])/2" office:value-type="float" office:value="232298" calcext:value-type="float">
            <text:p>232298</text:p>
          </table:table-cell>
          <table:table-cell table:number-columns-repeated="2" office:value-type="float" office:value="226391" calcext:value-type="float">
            <text:p>226391</text:p>
          </table:table-cell>
          <table:table-cell table:formula="of:=([.G58]+[.H58])/2" office:value-type="float" office:value="226391" calcext:value-type="float">
            <text:p>226391</text:p>
          </table:table-cell>
          <table:table-cell table:number-columns-repeated="2" office:value-type="float" office:value="249373" calcext:value-type="float">
            <text:p>249373</text:p>
          </table:table-cell>
          <table:table-cell table:formula="of:=([.J58]+[.K58])/2" office:value-type="float" office:value="249373" calcext:value-type="float">
            <text:p>249373</text:p>
          </table:table-cell>
          <table:table-cell table:number-columns-repeated="2" office:value-type="float" office:value="271596" calcext:value-type="float">
            <text:p>271596</text:p>
          </table:table-cell>
          <table:table-cell table:formula="of:=([.M58]+[.N58])/2" office:value-type="float" office:value="271596" calcext:value-type="float">
            <text:p>271596</text:p>
          </table:table-cell>
          <table:table-cell table:number-columns-repeated="2" office:value-type="float" office:value="221801" calcext:value-type="float">
            <text:p>221801</text:p>
          </table:table-cell>
          <table:table-cell table:formula="of:=([.P58]+[.Q58])/2" office:value-type="float" office:value="221801" calcext:value-type="float">
            <text:p>221801</text:p>
          </table:table-cell>
          <table:table-cell table:number-columns-repeated="2" office:value-type="float" office:value="223413" calcext:value-type="float">
            <text:p>223413</text:p>
          </table:table-cell>
          <table:table-cell table:formula="of:=([.S58]+[.T58])/2" office:value-type="float" office:value="223413" calcext:value-type="float">
            <text:p>223413</text:p>
          </table:table-cell>
        </table:table-row>
        <table:table-row table:style-name="ro1">
          <table:table-cell table:number-columns-repeated="2" office:value-type="float" office:value="212261" calcext:value-type="float">
            <text:p>212261</text:p>
          </table:table-cell>
          <table:table-cell table:formula="of:=([.A59]+[.B59])/2" office:value-type="float" office:value="212261" calcext:value-type="float">
            <text:p>212261</text:p>
          </table:table-cell>
          <table:table-cell table:number-columns-repeated="2" office:value-type="float" office:value="219731" calcext:value-type="float">
            <text:p>219731</text:p>
          </table:table-cell>
          <table:table-cell table:formula="of:=([.D59]+[.E59])/2" office:value-type="float" office:value="219731" calcext:value-type="float">
            <text:p>219731</text:p>
          </table:table-cell>
          <table:table-cell table:number-columns-repeated="2" office:value-type="float" office:value="222643" calcext:value-type="float">
            <text:p>222643</text:p>
          </table:table-cell>
          <table:table-cell table:formula="of:=([.G59]+[.H59])/2" office:value-type="float" office:value="222643" calcext:value-type="float">
            <text:p>222643</text:p>
          </table:table-cell>
          <table:table-cell table:number-columns-repeated="2" office:value-type="float" office:value="269794" calcext:value-type="float">
            <text:p>269794</text:p>
          </table:table-cell>
          <table:table-cell table:formula="of:=([.J59]+[.K59])/2" office:value-type="float" office:value="269794" calcext:value-type="float">
            <text:p>269794</text:p>
          </table:table-cell>
          <table:table-cell table:number-columns-repeated="2" office:value-type="float" office:value="270093" calcext:value-type="float">
            <text:p>270093</text:p>
          </table:table-cell>
          <table:table-cell table:formula="of:=([.M59]+[.N59])/2" office:value-type="float" office:value="270093" calcext:value-type="float">
            <text:p>270093</text:p>
          </table:table-cell>
          <table:table-cell table:number-columns-repeated="2" office:value-type="float" office:value="235719" calcext:value-type="float">
            <text:p>235719</text:p>
          </table:table-cell>
          <table:table-cell table:formula="of:=([.P59]+[.Q59])/2" office:value-type="float" office:value="235719" calcext:value-type="float">
            <text:p>235719</text:p>
          </table:table-cell>
          <table:table-cell table:number-columns-repeated="2" office:value-type="float" office:value="229327" calcext:value-type="float">
            <text:p>229327</text:p>
          </table:table-cell>
          <table:table-cell table:formula="of:=([.S59]+[.T59])/2" office:value-type="float" office:value="229327" calcext:value-type="float">
            <text:p>229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23:22:25.411935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2T18:23:45.846059744</meta:creation-date>
    <dc:date>2019-11-27T00:40:59.964249675</dc:date>
    <meta:editing-duration>PT59M48S</meta:editing-duration>
    <meta:editing-cycles>4</meta:editing-cycles>
    <meta:generator>LibreOffice/6.3.2.2$Linux_X86_64 LibreOffice_project/30$Build-2</meta:generator>
    <meta:document-statistic meta:table-count="1" meta:cell-count="1095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33cm" svg:height="11.381cm" xlink:href=".." xlink:type="simple" chart:class="chart:line" chart:style-name="ch1">
        <chart:title svg:x="8.273cm" svg:y="0.363cm" chart:style-name="ch2">
          <text:p>Interrupt requests</text:p>
        </chart:title>
        <chart:legend chart:legend-position="end" svg:x="16.27cm" svg:y="4.893cm" style:legend-expansion="high" chart:style-name="ch3"/>
        <chart:plot-area chart:style-name="ch4" table:cell-range-address="Sheet1.A21:Sheet1.A21 Sheet1.C23:Sheet1.C39 Sheet1.F23:Sheet1.F39 Sheet1.I23:Sheet1.I39 Sheet1.L23:Sheet1.L39 Sheet1.O23:Sheet1.O39 Sheet1.R23:Sheet1.R39 Sheet1.U23:Sheet1.U39 Sheet1.A41:Sheet1.A41 Sheet1.C43:Sheet1.C59 Sheet1.F43:Sheet1.F59 Sheet1.I43:Sheet1.I59 Sheet1.L43:Sheet1.L59 Sheet1.O43:Sheet1.O59 Sheet1.R43:Sheet1.R59 Sheet1.U43:Sheet1.U59 Sheet1.A1:Sheet1.A1 Sheet1.C3:Sheet1.C19 Sheet1.F3:Sheet1.F19 Sheet1.I3:Sheet1.I19 Sheet1.L3:Sheet1.L19 Sheet1.O3:Sheet1.O19 Sheet1.R3:Sheet1.R19 Sheet1.U3:Sheet1.U19" chart:data-source-has-labels="row" svg:x="1.415cm" svg:y="1.369cm" svg:width="14.451cm" svg:height="8.804cm">
          <chartooo:coordinate-region svg:x="2.777cm" svg:y="1.49cm" svg:width="13.089cm" svg:height="7.68cm"/>
          <chart:axis chart:dimension="x" chart:name="primary-x" chart:style-name="ch5">
            <chart:title svg:x="7.247cm" svg:y="10.4cm" chart:style-name="ch6">
              <text:p>packet size (bytes)</text:p>
            </chart:title>
          </chart:axis>
          <chart:axis chart:dimension="y" chart:name="primary-y" chart:style-name="ch5">
            <chart:title svg:x="0.451cm" svg:y="6.503cm" chart:style-name="ch7">
              <text:p>Interrupts</text:p>
            </chart:title>
            <chart:grid chart:style-name="ch8" chart:class="major"/>
          </chart:axis>
          <chart:series chart:style-name="ch9" chart:values-cell-range-address="Sheet1.C23:Sheet1.C39 Sheet1.F23:Sheet1.F39 Sheet1.I23:Sheet1.I39 Sheet1.L23:Sheet1.L39 Sheet1.O23:Sheet1.O39 Sheet1.R23:Sheet1.R39 Sheet1.U23:Sheet1.U39" chart:label-cell-address="Sheet1.A21:Sheet1.A21" chart:class="chart:line">
            <chart:data-point chart:repeated="119"/>
          </chart:series>
          <chart:series chart:style-name="ch10" chart:values-cell-range-address="Sheet1.C43:Sheet1.C59 Sheet1.F43:Sheet1.F59 Sheet1.I43:Sheet1.I59 Sheet1.L43:Sheet1.L59 Sheet1.O43:Sheet1.O59 Sheet1.R43:Sheet1.R59 Sheet1.U43:Sheet1.U59" chart:label-cell-address="Sheet1.A41:Sheet1.A41" chart:class="chart:line">
            <chart:data-point chart:repeated="119"/>
          </chart:series>
          <chart:series chart:style-name="ch11" chart:values-cell-range-address="Sheet1.C3:Sheet1.C19 Sheet1.F3:Sheet1.F19 Sheet1.I3:Sheet1.I19 Sheet1.L3:Sheet1.L19 Sheet1.O3:Sheet1.O19 Sheet1.R3:Sheet1.R19 Sheet1.U3:Sheet1.U19" chart:label-cell-address="Sheet1.A1:Sheet1.A1" chart:class="chart:line">
            <chart:data-point chart:repeated="1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1000e</text:p>
                <draw:g>
                  <svg:desc>Sheet1.A21:Sheet1.A21</svg:desc>
                </draw:g>
              </table:table-cell>
              <table:table-cell office:value-type="string">
                <text:p>Virtio (vhost_net)</text:p>
                <draw:g>
                  <svg:desc>Sheet1.A41:Sheet1.A41</svg:desc>
                </draw:g>
              </table:table-cell>
              <table:table-cell office:value-type="string">
                <text:p>Virtio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438">
                <text:p>34438</text:p>
                <draw:g>
                  <svg:desc>Sheet1.C23:Sheet1.C39 Sheet1.F23:Sheet1.F39 Sheet1.I23:Sheet1.I39 Sheet1.L23:Sheet1.L39 Sheet1.O23:Sheet1.O39 Sheet1.R23:Sheet1.R39 Sheet1.U23:Sheet1.U39</svg:desc>
                </draw:g>
              </table:table-cell>
              <table:table-cell office:value-type="float" office:value="215656">
                <text:p>215656</text:p>
                <draw:g>
                  <svg:desc>Sheet1.C43:Sheet1.C59 Sheet1.F43:Sheet1.F59 Sheet1.I43:Sheet1.I59 Sheet1.L43:Sheet1.L59 Sheet1.O43:Sheet1.O59 Sheet1.R43:Sheet1.R59 Sheet1.U43:Sheet1.U59</svg:desc>
                </draw:g>
              </table:table-cell>
              <table:table-cell office:value-type="float" office:value="451289">
                <text:p>451289</text:p>
                <draw:g>
                  <svg:desc>Sheet1.C3:Sheet1.C19 Sheet1.F3:Sheet1.F19 Sheet1.I3:Sheet1.I19 Sheet1.L3:Sheet1.L19 Sheet1.O3:Sheet1.O19 Sheet1.R3:Sheet1.R19 Sheet1.U3:Sheet1.U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26">
                <text:p>49926</text:p>
              </table:table-cell>
              <table:table-cell office:value-type="float" office:value="277890">
                <text:p>277890</text:p>
              </table:table-cell>
              <table:table-cell office:value-type="float" office:value="422606">
                <text:p>422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889">
                <text:p>49889</text:p>
              </table:table-cell>
              <table:table-cell office:value-type="float" office:value="262696">
                <text:p>262696</text:p>
              </table:table-cell>
              <table:table-cell office:value-type="float" office:value="462153">
                <text:p>462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46">
                <text:p>50046</text:p>
              </table:table-cell>
              <table:table-cell office:value-type="float" office:value="270814">
                <text:p>270814</text:p>
              </table:table-cell>
              <table:table-cell office:value-type="float" office:value="447128">
                <text:p>447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141">
                <text:p>50141</text:p>
              </table:table-cell>
              <table:table-cell office:value-type="float" office:value="214949">
                <text:p>214949</text:p>
              </table:table-cell>
              <table:table-cell office:value-type="float" office:value="447053">
                <text:p>447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859">
                <text:p>49859</text:p>
              </table:table-cell>
              <table:table-cell office:value-type="float" office:value="231003">
                <text:p>231003</text:p>
              </table:table-cell>
              <table:table-cell office:value-type="float" office:value="471584">
                <text:p>471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155">
                <text:p>50155</text:p>
              </table:table-cell>
              <table:table-cell office:value-type="float" office:value="222647">
                <text:p>222647</text:p>
              </table:table-cell>
              <table:table-cell office:value-type="float" office:value="453817">
                <text:p>453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979">
                <text:p>49979</text:p>
              </table:table-cell>
              <table:table-cell office:value-type="float" office:value="203896">
                <text:p>203896</text:p>
              </table:table-cell>
              <table:table-cell office:value-type="float" office:value="482125">
                <text:p>482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833">
                <text:p>49833</text:p>
              </table:table-cell>
              <table:table-cell office:value-type="float" office:value="205827">
                <text:p>205827</text:p>
              </table:table-cell>
              <table:table-cell office:value-type="float" office:value="483015">
                <text:p>483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873">
                <text:p>49873</text:p>
              </table:table-cell>
              <table:table-cell office:value-type="float" office:value="199217">
                <text:p>199217</text:p>
              </table:table-cell>
              <table:table-cell office:value-type="float" office:value="466401">
                <text:p>466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146">
                <text:p>50146</text:p>
              </table:table-cell>
              <table:table-cell office:value-type="float" office:value="206992">
                <text:p>206992</text:p>
              </table:table-cell>
              <table:table-cell office:value-type="float" office:value="458599">
                <text:p>458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987">
                <text:p>49987</text:p>
              </table:table-cell>
              <table:table-cell office:value-type="float" office:value="211459">
                <text:p>211459</text:p>
              </table:table-cell>
              <table:table-cell office:value-type="float" office:value="474088">
                <text:p>474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95">
                <text:p>50095</text:p>
              </table:table-cell>
              <table:table-cell office:value-type="float" office:value="210598">
                <text:p>210598</text:p>
              </table:table-cell>
              <table:table-cell office:value-type="float" office:value="459453">
                <text:p>459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30">
                <text:p>50030</text:p>
              </table:table-cell>
              <table:table-cell office:value-type="float" office:value="214180">
                <text:p>214180</text:p>
              </table:table-cell>
              <table:table-cell office:value-type="float" office:value="431800">
                <text:p>431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914">
                <text:p>49914</text:p>
              </table:table-cell>
              <table:table-cell office:value-type="float" office:value="214406">
                <text:p>214406</text:p>
              </table:table-cell>
              <table:table-cell office:value-type="float" office:value="469508">
                <text:p>469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889">
                <text:p>49889</text:p>
              </table:table-cell>
              <table:table-cell office:value-type="float" office:value="205322">
                <text:p>205322</text:p>
              </table:table-cell>
              <table:table-cell office:value-type="float" office:value="470743">
                <text:p>470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204">
                <text:p>50204</text:p>
              </table:table-cell>
              <table:table-cell office:value-type="float" office:value="212261">
                <text:p>212261</text:p>
              </table:table-cell>
              <table:table-cell office:value-type="float" office:value="405817">
                <text:p>405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713">
                <text:p>56713</text:p>
              </table:table-cell>
              <table:table-cell office:value-type="float" office:value="224680">
                <text:p>224680</text:p>
              </table:table-cell>
              <table:table-cell office:value-type="float" office:value="493414">
                <text:p>493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889">
                <text:p>55889</text:p>
              </table:table-cell>
              <table:table-cell office:value-type="float" office:value="232470">
                <text:p>232470</text:p>
              </table:table-cell>
              <table:table-cell office:value-type="float" office:value="476377">
                <text:p>476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128">
                <text:p>56128</text:p>
              </table:table-cell>
              <table:table-cell office:value-type="float" office:value="292705">
                <text:p>292705</text:p>
              </table:table-cell>
              <table:table-cell office:value-type="float" office:value="446187">
                <text:p>446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700">
                <text:p>55700</text:p>
              </table:table-cell>
              <table:table-cell office:value-type="float" office:value="266248">
                <text:p>266248</text:p>
              </table:table-cell>
              <table:table-cell office:value-type="float" office:value="473913">
                <text:p>473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554">
                <text:p>56554</text:p>
              </table:table-cell>
              <table:table-cell office:value-type="float" office:value="235569">
                <text:p>235569</text:p>
              </table:table-cell>
              <table:table-cell office:value-type="float" office:value="490004">
                <text:p>490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227">
                <text:p>56227</text:p>
              </table:table-cell>
              <table:table-cell office:value-type="float" office:value="219578">
                <text:p>219578</text:p>
              </table:table-cell>
              <table:table-cell office:value-type="float" office:value="493292">
                <text:p>493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147">
                <text:p>56147</text:p>
              </table:table-cell>
              <table:table-cell office:value-type="float" office:value="228952">
                <text:p>228952</text:p>
              </table:table-cell>
              <table:table-cell office:value-type="float" office:value="499663">
                <text:p>499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962">
                <text:p>55962</text:p>
              </table:table-cell>
              <table:table-cell office:value-type="float" office:value="218936">
                <text:p>218936</text:p>
              </table:table-cell>
              <table:table-cell office:value-type="float" office:value="477053">
                <text:p>4770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719">
                <text:p>56719</text:p>
              </table:table-cell>
              <table:table-cell office:value-type="float" office:value="223196">
                <text:p>223196</text:p>
              </table:table-cell>
              <table:table-cell office:value-type="float" office:value="439413">
                <text:p>439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287">
                <text:p>56287</text:p>
              </table:table-cell>
              <table:table-cell office:value-type="float" office:value="225634">
                <text:p>225634</text:p>
              </table:table-cell>
              <table:table-cell office:value-type="float" office:value="429006">
                <text:p>429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140">
                <text:p>56140</text:p>
              </table:table-cell>
              <table:table-cell office:value-type="float" office:value="227744">
                <text:p>227744</text:p>
              </table:table-cell>
              <table:table-cell office:value-type="float" office:value="483319">
                <text:p>4833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142">
                <text:p>55142</text:p>
              </table:table-cell>
              <table:table-cell office:value-type="float" office:value="262527">
                <text:p>262527</text:p>
              </table:table-cell>
              <table:table-cell office:value-type="float" office:value="467790">
                <text:p>4677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471">
                <text:p>54471</text:p>
              </table:table-cell>
              <table:table-cell office:value-type="float" office:value="221073">
                <text:p>221073</text:p>
              </table:table-cell>
              <table:table-cell office:value-type="float" office:value="454638">
                <text:p>454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143">
                <text:p>56143</text:p>
              </table:table-cell>
              <table:table-cell office:value-type="float" office:value="237773">
                <text:p>237773</text:p>
              </table:table-cell>
              <table:table-cell office:value-type="float" office:value="473801">
                <text:p>473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709">
                <text:p>55709</text:p>
              </table:table-cell>
              <table:table-cell office:value-type="float" office:value="220692">
                <text:p>220692</text:p>
              </table:table-cell>
              <table:table-cell office:value-type="float" office:value="418347">
                <text:p>418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190">
                <text:p>56190</text:p>
              </table:table-cell>
              <table:table-cell office:value-type="float" office:value="232298">
                <text:p>232298</text:p>
              </table:table-cell>
              <table:table-cell office:value-type="float" office:value="491400">
                <text:p>491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988">
                <text:p>55988</text:p>
              </table:table-cell>
              <table:table-cell office:value-type="float" office:value="219731">
                <text:p>219731</text:p>
              </table:table-cell>
              <table:table-cell office:value-type="float" office:value="495785">
                <text:p>495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624">
                <text:p>55624</text:p>
              </table:table-cell>
              <table:table-cell office:value-type="float" office:value="267707">
                <text:p>267707</text:p>
              </table:table-cell>
              <table:table-cell office:value-type="float" office:value="502278">
                <text:p>502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719">
                <text:p>54719</text:p>
              </table:table-cell>
              <table:table-cell office:value-type="float" office:value="282365">
                <text:p>282365</text:p>
              </table:table-cell>
              <table:table-cell office:value-type="float" office:value="477268">
                <text:p>477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149">
                <text:p>56149</text:p>
              </table:table-cell>
              <table:table-cell office:value-type="float" office:value="261699">
                <text:p>261699</text:p>
              </table:table-cell>
              <table:table-cell office:value-type="float" office:value="332736">
                <text:p>332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210">
                <text:p>56210</text:p>
              </table:table-cell>
              <table:table-cell office:value-type="float" office:value="277656">
                <text:p>277656</text:p>
              </table:table-cell>
              <table:table-cell office:value-type="float" office:value="337785">
                <text:p>337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350">
                <text:p>56350</text:p>
              </table:table-cell>
              <table:table-cell office:value-type="float" office:value="236699">
                <text:p>236699</text:p>
              </table:table-cell>
              <table:table-cell office:value-type="float" office:value="342343">
                <text:p>342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423">
                <text:p>55423</text:p>
              </table:table-cell>
              <table:table-cell office:value-type="float" office:value="218566">
                <text:p>218566</text:p>
              </table:table-cell>
              <table:table-cell office:value-type="float" office:value="337991">
                <text:p>337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356">
                <text:p>56356</text:p>
              </table:table-cell>
              <table:table-cell office:value-type="float" office:value="222746">
                <text:p>222746</text:p>
              </table:table-cell>
              <table:table-cell office:value-type="float" office:value="343403">
                <text:p>343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947">
                <text:p>55947</text:p>
              </table:table-cell>
              <table:table-cell office:value-type="float" office:value="242674">
                <text:p>242674</text:p>
              </table:table-cell>
              <table:table-cell office:value-type="float" office:value="339129">
                <text:p>3391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304">
                <text:p>55304</text:p>
              </table:table-cell>
              <table:table-cell office:value-type="float" office:value="274713">
                <text:p>274713</text:p>
              </table:table-cell>
              <table:table-cell office:value-type="float" office:value="334730">
                <text:p>3347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516">
                <text:p>56516</text:p>
              </table:table-cell>
              <table:table-cell office:value-type="float" office:value="285869">
                <text:p>285869</text:p>
              </table:table-cell>
              <table:table-cell office:value-type="float" office:value="346592">
                <text:p>3465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918">
                <text:p>57918</text:p>
              </table:table-cell>
              <table:table-cell office:value-type="float" office:value="279318">
                <text:p>279318</text:p>
              </table:table-cell>
              <table:table-cell office:value-type="float" office:value="345640">
                <text:p>3456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612">
                <text:p>55612</text:p>
              </table:table-cell>
              <table:table-cell office:value-type="float" office:value="258634">
                <text:p>258634</text:p>
              </table:table-cell>
              <table:table-cell office:value-type="float" office:value="340779">
                <text:p>340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429">
                <text:p>56429</text:p>
              </table:table-cell>
              <table:table-cell office:value-type="float" office:value="219159">
                <text:p>219159</text:p>
              </table:table-cell>
              <table:table-cell office:value-type="float" office:value="344045">
                <text:p>344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897">
                <text:p>55897</text:p>
              </table:table-cell>
              <table:table-cell office:value-type="float" office:value="217373">
                <text:p>217373</text:p>
              </table:table-cell>
              <table:table-cell office:value-type="float" office:value="342545">
                <text:p>342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364">
                <text:p>56364</text:p>
              </table:table-cell>
              <table:table-cell office:value-type="float" office:value="232649">
                <text:p>232649</text:p>
              </table:table-cell>
              <table:table-cell office:value-type="float" office:value="350890">
                <text:p>3508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786">
                <text:p>55786</text:p>
              </table:table-cell>
              <table:table-cell office:value-type="float" office:value="226391">
                <text:p>226391</text:p>
              </table:table-cell>
              <table:table-cell office:value-type="float" office:value="339693">
                <text:p>339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975">
                <text:p>56975</text:p>
              </table:table-cell>
              <table:table-cell office:value-type="float" office:value="222643">
                <text:p>222643</text:p>
              </table:table-cell>
              <table:table-cell office:value-type="float" office:value="344532">
                <text:p>344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332">
                <text:p>55332</text:p>
              </table:table-cell>
              <table:table-cell office:value-type="float" office:value="281232">
                <text:p>281232</text:p>
              </table:table-cell>
              <table:table-cell office:value-type="float" office:value="361352">
                <text:p>36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208">
                <text:p>56208</text:p>
              </table:table-cell>
              <table:table-cell office:value-type="float" office:value="282897">
                <text:p>282897</text:p>
              </table:table-cell>
              <table:table-cell office:value-type="float" office:value="329230">
                <text:p>3292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558">
                <text:p>56558</text:p>
              </table:table-cell>
              <table:table-cell office:value-type="float" office:value="279282">
                <text:p>279282</text:p>
              </table:table-cell>
              <table:table-cell office:value-type="float" office:value="326316">
                <text:p>3263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547">
                <text:p>55547</text:p>
              </table:table-cell>
              <table:table-cell office:value-type="float" office:value="262625">
                <text:p>262625</text:p>
              </table:table-cell>
              <table:table-cell office:value-type="float" office:value="358034">
                <text:p>3580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930">
                <text:p>56930</text:p>
              </table:table-cell>
              <table:table-cell office:value-type="float" office:value="282385">
                <text:p>282385</text:p>
              </table:table-cell>
              <table:table-cell office:value-type="float" office:value="331665">
                <text:p>3316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495">
                <text:p>56495</text:p>
              </table:table-cell>
              <table:table-cell office:value-type="float" office:value="286842">
                <text:p>286842</text:p>
              </table:table-cell>
              <table:table-cell office:value-type="float" office:value="344142">
                <text:p>3441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358">
                <text:p>53358</text:p>
              </table:table-cell>
              <table:table-cell office:value-type="float" office:value="299373">
                <text:p>299373</text:p>
              </table:table-cell>
              <table:table-cell office:value-type="float" office:value="330390">
                <text:p>3303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503">
                <text:p>49503</text:p>
              </table:table-cell>
              <table:table-cell office:value-type="float" office:value="284998">
                <text:p>284998</text:p>
              </table:table-cell>
              <table:table-cell office:value-type="float" office:value="334396">
                <text:p>3343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621">
                <text:p>49621</text:p>
              </table:table-cell>
              <table:table-cell office:value-type="float" office:value="281145">
                <text:p>281145</text:p>
              </table:table-cell>
              <table:table-cell office:value-type="float" office:value="326787">
                <text:p>3267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396">
                <text:p>49396</text:p>
              </table:table-cell>
              <table:table-cell office:value-type="float" office:value="302364">
                <text:p>302364</text:p>
              </table:table-cell>
              <table:table-cell office:value-type="float" office:value="333482">
                <text:p>3334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067">
                <text:p>52067</text:p>
              </table:table-cell>
              <table:table-cell office:value-type="float" office:value="274571">
                <text:p>274571</text:p>
              </table:table-cell>
              <table:table-cell office:value-type="float" office:value="346717">
                <text:p>3467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350">
                <text:p>49350</text:p>
              </table:table-cell>
              <table:table-cell office:value-type="float" office:value="287030">
                <text:p>287030</text:p>
              </table:table-cell>
              <table:table-cell office:value-type="float" office:value="327991">
                <text:p>327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738">
                <text:p>49738</text:p>
              </table:table-cell>
              <table:table-cell office:value-type="float" office:value="286684">
                <text:p>286684</text:p>
              </table:table-cell>
              <table:table-cell office:value-type="float" office:value="343724">
                <text:p>3437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687">
                <text:p>49687</text:p>
              </table:table-cell>
              <table:table-cell office:value-type="float" office:value="284505">
                <text:p>284505</text:p>
              </table:table-cell>
              <table:table-cell office:value-type="float" office:value="333856">
                <text:p>333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626">
                <text:p>49626</text:p>
              </table:table-cell>
              <table:table-cell office:value-type="float" office:value="289066">
                <text:p>289066</text:p>
              </table:table-cell>
              <table:table-cell office:value-type="float" office:value="331868">
                <text:p>3318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075">
                <text:p>55075</text:p>
              </table:table-cell>
              <table:table-cell office:value-type="float" office:value="249373">
                <text:p>249373</text:p>
              </table:table-cell>
              <table:table-cell office:value-type="float" office:value="330493">
                <text:p>330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97">
                <text:p>54897</text:p>
              </table:table-cell>
              <table:table-cell office:value-type="float" office:value="269794">
                <text:p>269794</text:p>
              </table:table-cell>
              <table:table-cell office:value-type="float" office:value="344283">
                <text:p>344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629">
                <text:p>55629</text:p>
              </table:table-cell>
              <table:table-cell office:value-type="float" office:value="276488">
                <text:p>276488</text:p>
              </table:table-cell>
              <table:table-cell office:value-type="float" office:value="340970">
                <text:p>3409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849">
                <text:p>55849</text:p>
              </table:table-cell>
              <table:table-cell office:value-type="float" office:value="296477">
                <text:p>296477</text:p>
              </table:table-cell>
              <table:table-cell office:value-type="float" office:value="336454">
                <text:p>3364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355">
                <text:p>55355</text:p>
              </table:table-cell>
              <table:table-cell office:value-type="float" office:value="268936">
                <text:p>268936</text:p>
              </table:table-cell>
              <table:table-cell office:value-type="float" office:value="323896">
                <text:p>3238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197">
                <text:p>56197</text:p>
              </table:table-cell>
              <table:table-cell office:value-type="float" office:value="291924">
                <text:p>291924</text:p>
              </table:table-cell>
              <table:table-cell office:value-type="float" office:value="350812">
                <text:p>3508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765">
                <text:p>55765</text:p>
              </table:table-cell>
              <table:table-cell office:value-type="float" office:value="243744">
                <text:p>243744</text:p>
              </table:table-cell>
              <table:table-cell office:value-type="float" office:value="325255">
                <text:p>325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775">
                <text:p>55775</text:p>
              </table:table-cell>
              <table:table-cell office:value-type="float" office:value="273400">
                <text:p>273400</text:p>
              </table:table-cell>
              <table:table-cell office:value-type="float" office:value="334855">
                <text:p>3348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51">
                <text:p>56651</text:p>
              </table:table-cell>
              <table:table-cell office:value-type="float" office:value="283388">
                <text:p>283388</text:p>
              </table:table-cell>
              <table:table-cell office:value-type="float" office:value="337987">
                <text:p>3379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004">
                <text:p>56004</text:p>
              </table:table-cell>
              <table:table-cell office:value-type="float" office:value="277570">
                <text:p>277570</text:p>
              </table:table-cell>
              <table:table-cell office:value-type="float" office:value="367209">
                <text:p>3672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182">
                <text:p>56182</text:p>
              </table:table-cell>
              <table:table-cell office:value-type="float" office:value="266243">
                <text:p>266243</text:p>
              </table:table-cell>
              <table:table-cell office:value-type="float" office:value="339708">
                <text:p>339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512">
                <text:p>56512</text:p>
              </table:table-cell>
              <table:table-cell office:value-type="float" office:value="250171">
                <text:p>250171</text:p>
              </table:table-cell>
              <table:table-cell office:value-type="float" office:value="340520">
                <text:p>3405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874">
                <text:p>55874</text:p>
              </table:table-cell>
              <table:table-cell office:value-type="float" office:value="291208">
                <text:p>291208</text:p>
              </table:table-cell>
              <table:table-cell office:value-type="float" office:value="339379">
                <text:p>3393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090">
                <text:p>55090</text:p>
              </table:table-cell>
              <table:table-cell office:value-type="float" office:value="266538">
                <text:p>266538</text:p>
              </table:table-cell>
              <table:table-cell office:value-type="float" office:value="350619">
                <text:p>3506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829">
                <text:p>55829</text:p>
              </table:table-cell>
              <table:table-cell office:value-type="float" office:value="278613">
                <text:p>278613</text:p>
              </table:table-cell>
              <table:table-cell office:value-type="float" office:value="334855">
                <text:p>3348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901">
                <text:p>55901</text:p>
              </table:table-cell>
              <table:table-cell office:value-type="float" office:value="271966">
                <text:p>271966</text:p>
              </table:table-cell>
              <table:table-cell office:value-type="float" office:value="324528">
                <text:p>324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925">
                <text:p>51925</text:p>
              </table:table-cell>
              <table:table-cell office:value-type="float" office:value="261174">
                <text:p>261174</text:p>
              </table:table-cell>
              <table:table-cell office:value-type="float" office:value="338858">
                <text:p>3388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174">
                <text:p>55174</text:p>
              </table:table-cell>
              <table:table-cell office:value-type="float" office:value="271596">
                <text:p>271596</text:p>
              </table:table-cell>
              <table:table-cell office:value-type="float" office:value="339992">
                <text:p>339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493">
                <text:p>51493</text:p>
              </table:table-cell>
              <table:table-cell office:value-type="float" office:value="270093">
                <text:p>270093</text:p>
              </table:table-cell>
              <table:table-cell office:value-type="float" office:value="336105">
                <text:p>336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157">
                <text:p>54157</text:p>
              </table:table-cell>
              <table:table-cell office:value-type="float" office:value="290130">
                <text:p>290130</text:p>
              </table:table-cell>
              <table:table-cell office:value-type="float" office:value="344753">
                <text:p>3447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959">
                <text:p>54959</text:p>
              </table:table-cell>
              <table:table-cell office:value-type="float" office:value="267399">
                <text:p>267399</text:p>
              </table:table-cell>
              <table:table-cell office:value-type="float" office:value="328643">
                <text:p>3286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732">
                <text:p>55732</text:p>
              </table:table-cell>
              <table:table-cell office:value-type="float" office:value="262593">
                <text:p>262593</text:p>
              </table:table-cell>
              <table:table-cell office:value-type="float" office:value="331813">
                <text:p>3318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206">
                <text:p>56206</text:p>
              </table:table-cell>
              <table:table-cell office:value-type="float" office:value="264794">
                <text:p>264794</text:p>
              </table:table-cell>
              <table:table-cell office:value-type="float" office:value="324433">
                <text:p>324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346">
                <text:p>56346</text:p>
              </table:table-cell>
              <table:table-cell office:value-type="float" office:value="271204">
                <text:p>271204</text:p>
              </table:table-cell>
              <table:table-cell office:value-type="float" office:value="343042">
                <text:p>343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898">
                <text:p>55898</text:p>
              </table:table-cell>
              <table:table-cell office:value-type="float" office:value="298664">
                <text:p>298664</text:p>
              </table:table-cell>
              <table:table-cell office:value-type="float" office:value="345522">
                <text:p>3455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075">
                <text:p>56075</text:p>
              </table:table-cell>
              <table:table-cell office:value-type="float" office:value="216908">
                <text:p>216908</text:p>
              </table:table-cell>
              <table:table-cell office:value-type="float" office:value="354619">
                <text:p>354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583">
                <text:p>56583</text:p>
              </table:table-cell>
              <table:table-cell office:value-type="float" office:value="225619">
                <text:p>225619</text:p>
              </table:table-cell>
              <table:table-cell office:value-type="float" office:value="337286">
                <text:p>3372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757">
                <text:p>55757</text:p>
              </table:table-cell>
              <table:table-cell office:value-type="float" office:value="222048">
                <text:p>222048</text:p>
              </table:table-cell>
              <table:table-cell office:value-type="float" office:value="348875">
                <text:p>348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497">
                <text:p>54497</text:p>
              </table:table-cell>
              <table:table-cell office:value-type="float" office:value="231116">
                <text:p>231116</text:p>
              </table:table-cell>
              <table:table-cell office:value-type="float" office:value="344044">
                <text:p>3440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945">
                <text:p>55945</text:p>
              </table:table-cell>
              <table:table-cell office:value-type="float" office:value="224167">
                <text:p>224167</text:p>
              </table:table-cell>
              <table:table-cell office:value-type="float" office:value="350795">
                <text:p>3507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507">
                <text:p>54507</text:p>
              </table:table-cell>
              <table:table-cell office:value-type="float" office:value="221396">
                <text:p>221396</text:p>
              </table:table-cell>
              <table:table-cell office:value-type="float" office:value="339463">
                <text:p>3394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418">
                <text:p>56418</text:p>
              </table:table-cell>
              <table:table-cell office:value-type="float" office:value="235138">
                <text:p>235138</text:p>
              </table:table-cell>
              <table:table-cell office:value-type="float" office:value="344131">
                <text:p>3441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092">
                <text:p>56092</text:p>
              </table:table-cell>
              <table:table-cell office:value-type="float" office:value="217487">
                <text:p>217487</text:p>
              </table:table-cell>
              <table:table-cell office:value-type="float" office:value="324499">
                <text:p>3244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660">
                <text:p>54660</text:p>
              </table:table-cell>
              <table:table-cell office:value-type="float" office:value="226633">
                <text:p>226633</text:p>
              </table:table-cell>
              <table:table-cell office:value-type="float" office:value="310849">
                <text:p>3108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611">
                <text:p>56611</text:p>
              </table:table-cell>
              <table:table-cell office:value-type="float" office:value="221801">
                <text:p>221801</text:p>
              </table:table-cell>
              <table:table-cell office:value-type="float" office:value="330684">
                <text:p>3306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901">
                <text:p>55901</text:p>
              </table:table-cell>
              <table:table-cell office:value-type="float" office:value="235719">
                <text:p>235719</text:p>
              </table:table-cell>
              <table:table-cell office:value-type="float" office:value="333528">
                <text:p>3335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898">
                <text:p>54898</text:p>
              </table:table-cell>
              <table:table-cell office:value-type="float" office:value="215724">
                <text:p>215724</text:p>
              </table:table-cell>
              <table:table-cell office:value-type="float" office:value="365622">
                <text:p>3656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172">
                <text:p>55172</text:p>
              </table:table-cell>
              <table:table-cell office:value-type="float" office:value="218128">
                <text:p>218128</text:p>
              </table:table-cell>
              <table:table-cell office:value-type="float" office:value="335382">
                <text:p>335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527">
                <text:p>54527</text:p>
              </table:table-cell>
              <table:table-cell office:value-type="float" office:value="215722">
                <text:p>215722</text:p>
              </table:table-cell>
              <table:table-cell office:value-type="float" office:value="338368">
                <text:p>3383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780">
                <text:p>54780</text:p>
              </table:table-cell>
              <table:table-cell office:value-type="float" office:value="214800">
                <text:p>214800</text:p>
              </table:table-cell>
              <table:table-cell office:value-type="float" office:value="311029">
                <text:p>3110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063">
                <text:p>55063</text:p>
              </table:table-cell>
              <table:table-cell office:value-type="float" office:value="222750">
                <text:p>222750</text:p>
              </table:table-cell>
              <table:table-cell office:value-type="float" office:value="324159">
                <text:p>3241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649">
                <text:p>54649</text:p>
              </table:table-cell>
              <table:table-cell office:value-type="float" office:value="233694">
                <text:p>233694</text:p>
              </table:table-cell>
              <table:table-cell office:value-type="float" office:value="403156">
                <text:p>4031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166">
                <text:p>54166</text:p>
              </table:table-cell>
              <table:table-cell office:value-type="float" office:value="231058">
                <text:p>231058</text:p>
              </table:table-cell>
              <table:table-cell office:value-type="float" office:value="337377">
                <text:p>3373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558">
                <text:p>55558</text:p>
              </table:table-cell>
              <table:table-cell office:value-type="float" office:value="222857">
                <text:p>222857</text:p>
              </table:table-cell>
              <table:table-cell office:value-type="float" office:value="337653">
                <text:p>3376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578">
                <text:p>54578</text:p>
              </table:table-cell>
              <table:table-cell office:value-type="float" office:value="224850">
                <text:p>224850</text:p>
              </table:table-cell>
              <table:table-cell office:value-type="float" office:value="362405">
                <text:p>3624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218">
                <text:p>55218</text:p>
              </table:table-cell>
              <table:table-cell office:value-type="float" office:value="215798">
                <text:p>215798</text:p>
              </table:table-cell>
              <table:table-cell office:value-type="float" office:value="333076">
                <text:p>3330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010">
                <text:p>55010</text:p>
              </table:table-cell>
              <table:table-cell office:value-type="float" office:value="229817">
                <text:p>229817</text:p>
              </table:table-cell>
              <table:table-cell office:value-type="float" office:value="336125">
                <text:p>336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251">
                <text:p>54251</text:p>
              </table:table-cell>
              <table:table-cell office:value-type="float" office:value="222288">
                <text:p>222288</text:p>
              </table:table-cell>
              <table:table-cell office:value-type="float" office:value="344407">
                <text:p>3444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805">
                <text:p>54805</text:p>
              </table:table-cell>
              <table:table-cell office:value-type="float" office:value="225760">
                <text:p>225760</text:p>
              </table:table-cell>
              <table:table-cell office:value-type="float" office:value="321903">
                <text:p>3219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939">
                <text:p>54939</text:p>
              </table:table-cell>
              <table:table-cell office:value-type="float" office:value="221780">
                <text:p>221780</text:p>
              </table:table-cell>
              <table:table-cell office:value-type="float" office:value="338346">
                <text:p>3383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207">
                <text:p>55207</text:p>
              </table:table-cell>
              <table:table-cell office:value-type="float" office:value="210372">
                <text:p>210372</text:p>
              </table:table-cell>
              <table:table-cell office:value-type="float" office:value="348033">
                <text:p>348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213">
                <text:p>55213</text:p>
              </table:table-cell>
              <table:table-cell office:value-type="float" office:value="223413">
                <text:p>223413</text:p>
              </table:table-cell>
              <table:table-cell office:value-type="float" office:value="350979">
                <text:p>3509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111">
                <text:p>54111</text:p>
              </table:table-cell>
              <table:table-cell office:value-type="float" office:value="229327">
                <text:p>229327</text:p>
              </table:table-cell>
              <table:table-cell office:value-type="float" office:value="330382">
                <text:p>330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